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453.51pt" svg:height="255.09pt" svg:x="54.88pt" svg:y="2.83pt">
            <draw:object draw:notify-on-update-of-ranges="'sink_1.receiver_i.routed_msg_sub.network'.E1:'sink_1.receiver_i.routed_msg_sub.network'.E1 'sink_1.receiver_i.routed_msg_sub.network'.E2:'sink_1.receiver_i.routed_msg_sub.network'.E170 'sink_1.receiver_i.routed_msg_sub.network'.F1:'sink_1.receiver_i.routed_msg_sub.network'.F1 'sink_1.receiver_i.routed_msg_sub.network'.F2:'sink_1.receiver_i.routed_msg_sub.network'.F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2802.21905" calcext:value-type="float">
            <text:p>1442892802.21905</text:p>
          </table:table-cell>
          <table:table-cell office:value-type="float" office:value="1442892802.21936" calcext:value-type="float">
            <text:p>1442892802.21936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2802.37868" calcext:value-type="float">
            <text:p>1442892802.37868</text:p>
          </table:table-cell>
          <table:table-cell office:value-type="float" office:value="1442892802.37874" calcext:value-type="float">
            <text:p>1442892802.37874</text:p>
          </table:table-cell>
          <table:table-cell office:value-type="float" office:value="8096" calcext:value-type="float">
            <text:p>8096</text:p>
          </table:table-cell>
          <table:table-cell table:formula="of:=[.C3]-[.C$2]" office:value-type="float" office:value="0.159386873245239" calcext:value-type="float">
            <text:p>0.1593868732</text:p>
          </table:table-cell>
          <table:table-cell table:formula="of:=[.D3]/([.E3]-[.E2])" office:value-type="float" office:value="50794.6472326059" calcext:value-type="float">
            <text:p>50794.6472326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2802.41983" calcext:value-type="float">
            <text:p>1442892802.41983</text:p>
          </table:table-cell>
          <table:table-cell office:value-type="float" office:value="1442892802.41987" calcext:value-type="float">
            <text:p>1442892802.41987</text:p>
          </table:table-cell>
          <table:table-cell office:value-type="float" office:value="8096" calcext:value-type="float">
            <text:p>8096</text:p>
          </table:table-cell>
          <table:table-cell table:formula="of:=[.C4]-[.C$2]" office:value-type="float" office:value="0.200518846511841" calcext:value-type="float">
            <text:p>0.2005188465</text:p>
          </table:table-cell>
          <table:table-cell table:formula="of:=[.D4]/([.E4]-[.E3])" office:value-type="float" office:value="196829.846881521" calcext:value-type="float">
            <text:p>196829.846881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2802.53783" calcext:value-type="float">
            <text:p>1442892802.53783</text:p>
          </table:table-cell>
          <table:table-cell office:value-type="float" office:value="1442892802.53788" calcext:value-type="float">
            <text:p>1442892802.53788</text:p>
          </table:table-cell>
          <table:table-cell office:value-type="float" office:value="8096" calcext:value-type="float">
            <text:p>8096</text:p>
          </table:table-cell>
          <table:table-cell table:formula="of:=[.C5]-[.C$2]" office:value-type="float" office:value="0.318522214889526" calcext:value-type="float">
            <text:p>0.3185222149</text:p>
          </table:table-cell>
          <table:table-cell table:formula="of:=[.D5]/([.E5]-[.E4])" office:value-type="float" office:value="68608.2110307874" calcext:value-type="float">
            <text:p>68608.21103078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2802.61787" calcext:value-type="float">
            <text:p>1442892802.61787</text:p>
          </table:table-cell>
          <table:table-cell office:value-type="float" office:value="1442892802.61791" calcext:value-type="float">
            <text:p>1442892802.61791</text:p>
          </table:table-cell>
          <table:table-cell office:value-type="float" office:value="8096" calcext:value-type="float">
            <text:p>8096</text:p>
          </table:table-cell>
          <table:table-cell table:formula="of:=[.C6]-[.C$2]" office:value-type="float" office:value="0.398555040359497" calcext:value-type="float">
            <text:p>0.3985550404</text:p>
          </table:table-cell>
          <table:table-cell table:formula="of:=[.D6]/([.E6]-[.E5])" office:value-type="float" office:value="101158.492811649" calcext:value-type="float">
            <text:p>101158.492811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2802.71386" calcext:value-type="float">
            <text:p>1442892802.71386</text:p>
          </table:table-cell>
          <table:table-cell office:value-type="float" office:value="1442892802.71394" calcext:value-type="float">
            <text:p>1442892802.71394</text:p>
          </table:table-cell>
          <table:table-cell office:value-type="float" office:value="8096" calcext:value-type="float">
            <text:p>8096</text:p>
          </table:table-cell>
          <table:table-cell table:formula="of:=[.C7]-[.C$2]" office:value-type="float" office:value="0.494584083557129" calcext:value-type="float">
            <text:p>0.4945840836</text:p>
          </table:table-cell>
          <table:table-cell table:formula="of:=[.D7]/([.E7]-[.E6])" office:value-type="float" office:value="84307.8274073614" calcext:value-type="float">
            <text:p>84307.82740736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2802.77731" calcext:value-type="float">
            <text:p>1442892802.77731</text:p>
          </table:table-cell>
          <table:table-cell office:value-type="float" office:value="1442892802.77735" calcext:value-type="float">
            <text:p>1442892802.77735</text:p>
          </table:table-cell>
          <table:table-cell office:value-type="float" office:value="8096" calcext:value-type="float">
            <text:p>8096</text:p>
          </table:table-cell>
          <table:table-cell table:formula="of:=[.C8]-[.C$2]" office:value-type="float" office:value="0.557991981506348" calcext:value-type="float">
            <text:p>0.5579919815</text:p>
          </table:table-cell>
          <table:table-cell table:formula="of:=[.D8]/([.E8]-[.E7])" office:value-type="float" office:value="127681.255203947" calcext:value-type="float">
            <text:p>127681.2552039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2802.91279" calcext:value-type="float">
            <text:p>1442892802.91279</text:p>
          </table:table-cell>
          <table:table-cell office:value-type="float" office:value="1442892802.91283" calcext:value-type="float">
            <text:p>1442892802.91283</text:p>
          </table:table-cell>
          <table:table-cell office:value-type="float" office:value="8096" calcext:value-type="float">
            <text:p>8096</text:p>
          </table:table-cell>
          <table:table-cell table:formula="of:=[.C9]-[.C$2]" office:value-type="float" office:value="0.693474769592285" calcext:value-type="float">
            <text:p>0.6934747696</text:p>
          </table:table-cell>
          <table:table-cell table:formula="of:=[.D9]/([.E9]-[.E8])" office:value-type="float" office:value="59756.6680932537" calcext:value-type="float">
            <text:p>59756.6680932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2803.0167" calcext:value-type="float">
            <text:p>1442892803.0167</text:p>
          </table:table-cell>
          <table:table-cell office:value-type="float" office:value="1442892803.01674" calcext:value-type="float">
            <text:p>1442892803.01674</text:p>
          </table:table-cell>
          <table:table-cell office:value-type="float" office:value="8096" calcext:value-type="float">
            <text:p>8096</text:p>
          </table:table-cell>
          <table:table-cell table:formula="of:=[.C10]-[.C$2]" office:value-type="float" office:value="0.797388553619385" calcext:value-type="float">
            <text:p>0.7973885536</text:p>
          </table:table-cell>
          <table:table-cell table:formula="of:=[.D10]/([.E10]-[.E9])" office:value-type="float" office:value="77910.7418308302" calcext:value-type="float">
            <text:p>77910.74183083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2803.07141" calcext:value-type="float">
            <text:p>1442892803.07141</text:p>
          </table:table-cell>
          <table:table-cell office:value-type="float" office:value="1442892803.07144" calcext:value-type="float">
            <text:p>1442892803.07144</text:p>
          </table:table-cell>
          <table:table-cell office:value-type="float" office:value="8096" calcext:value-type="float">
            <text:p>8096</text:p>
          </table:table-cell>
          <table:table-cell table:formula="of:=[.C11]-[.C$2]" office:value-type="float" office:value="0.852088451385498" calcext:value-type="float">
            <text:p>0.8520884514</text:p>
          </table:table-cell>
          <table:table-cell table:formula="of:=[.D11]/([.E11]-[.E10])" office:value-type="float" office:value="148007.589239326" calcext:value-type="float">
            <text:p>148007.5892393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2803.21775" calcext:value-type="float">
            <text:p>1442892803.21775</text:p>
          </table:table-cell>
          <table:table-cell office:value-type="float" office:value="1442892803.2178" calcext:value-type="float">
            <text:p>1442892803.2178</text:p>
          </table:table-cell>
          <table:table-cell office:value-type="float" office:value="8096" calcext:value-type="float">
            <text:p>8096</text:p>
          </table:table-cell>
          <table:table-cell table:formula="of:=[.C12]-[.C$2]" office:value-type="float" office:value="0.998442888259888" calcext:value-type="float">
            <text:p>0.9984428883</text:p>
          </table:table-cell>
          <table:table-cell table:formula="of:=[.D12]/([.E12]-[.E11])" office:value-type="float" office:value="55317.7626377565" calcext:value-type="float">
            <text:p>55317.7626377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2803.33936" calcext:value-type="float">
            <text:p>1442892803.33936</text:p>
          </table:table-cell>
          <table:table-cell office:value-type="float" office:value="1442892803.3394" calcext:value-type="float">
            <text:p>1442892803.3394</text:p>
          </table:table-cell>
          <table:table-cell office:value-type="float" office:value="8096" calcext:value-type="float">
            <text:p>8096</text:p>
          </table:table-cell>
          <table:table-cell table:formula="of:=[.C13]-[.C$2]" office:value-type="float" office:value="1.12004280090332" calcext:value-type="float">
            <text:p>1.1200428009</text:p>
          </table:table-cell>
          <table:table-cell table:formula="of:=[.D13]/([.E13]-[.E12])" office:value-type="float" office:value="66578.9951982934" calcext:value-type="float">
            <text:p>66578.99519829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2803.33944" calcext:value-type="float">
            <text:p>1442892803.33944</text:p>
          </table:table-cell>
          <table:table-cell office:value-type="float" office:value="1442892803.36633" calcext:value-type="float">
            <text:p>1442892803.36633</text:p>
          </table:table-cell>
          <table:table-cell office:value-type="float" office:value="8096" calcext:value-type="float">
            <text:p>8096</text:p>
          </table:table-cell>
          <table:table-cell table:formula="of:=[.C14]-[.C$2]" office:value-type="float" office:value="1.14697766304016" calcext:value-type="float">
            <text:p>1.146977663</text:p>
          </table:table-cell>
          <table:table-cell table:formula="of:=[.D14]/([.E14]-[.E13])" office:value-type="float" office:value="300576.997902154" calcext:value-type="float">
            <text:p>300576.997902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2803.42099" calcext:value-type="float">
            <text:p>1442892803.42099</text:p>
          </table:table-cell>
          <table:table-cell office:value-type="float" office:value="1442892803.42103" calcext:value-type="float">
            <text:p>1442892803.42103</text:p>
          </table:table-cell>
          <table:table-cell office:value-type="float" office:value="8096" calcext:value-type="float">
            <text:p>8096</text:p>
          </table:table-cell>
          <table:table-cell table:formula="of:=[.C15]-[.C$2]" office:value-type="float" office:value="1.20167374610901" calcext:value-type="float">
            <text:p>1.2016737461</text:p>
          </table:table-cell>
          <table:table-cell table:formula="of:=[.D15]/([.E15]-[.E14])" office:value-type="float" office:value="148017.911809321" calcext:value-type="float">
            <text:p>148017.911809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2803.51385" calcext:value-type="float">
            <text:p>1442892803.51385</text:p>
          </table:table-cell>
          <table:table-cell office:value-type="float" office:value="1442892803.51389" calcext:value-type="float">
            <text:p>1442892803.51389</text:p>
          </table:table-cell>
          <table:table-cell office:value-type="float" office:value="8096" calcext:value-type="float">
            <text:p>8096</text:p>
          </table:table-cell>
          <table:table-cell table:formula="of:=[.C16]-[.C$2]" office:value-type="float" office:value="1.29453492164612" calcext:value-type="float">
            <text:p>1.2945349216</text:p>
          </table:table-cell>
          <table:table-cell table:formula="of:=[.D16]/([.E16]-[.E15])" office:value-type="float" office:value="87183.9060099413" calcext:value-type="float">
            <text:p>87183.90600994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2803.66614" calcext:value-type="float">
            <text:p>1442892803.66614</text:p>
          </table:table-cell>
          <table:table-cell office:value-type="float" office:value="1442892803.66618" calcext:value-type="float">
            <text:p>1442892803.66618</text:p>
          </table:table-cell>
          <table:table-cell office:value-type="float" office:value="8096" calcext:value-type="float">
            <text:p>8096</text:p>
          </table:table-cell>
          <table:table-cell table:formula="of:=[.C17]-[.C$2]" office:value-type="float" office:value="1.44682908058167" calcext:value-type="float">
            <text:p>1.4468290806</text:p>
          </table:table-cell>
          <table:table-cell table:formula="of:=[.D17]/([.E17]-[.E16])" office:value-type="float" office:value="53160.2791373394" calcext:value-type="float">
            <text:p>53160.2791373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2803.66623" calcext:value-type="float">
            <text:p>1442892803.66623</text:p>
          </table:table-cell>
          <table:table-cell office:value-type="float" office:value="1442892803.69312" calcext:value-type="float">
            <text:p>1442892803.69312</text:p>
          </table:table-cell>
          <table:table-cell office:value-type="float" office:value="8096" calcext:value-type="float">
            <text:p>8096</text:p>
          </table:table-cell>
          <table:table-cell table:formula="of:=[.C18]-[.C$2]" office:value-type="float" office:value="1.47376585006714" calcext:value-type="float">
            <text:p>1.4737658501</text:p>
          </table:table-cell>
          <table:table-cell table:formula="of:=[.D18]/([.E18]-[.E17])" office:value-type="float" office:value="300555.714536072" calcext:value-type="float">
            <text:p>300555.714536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2803.74803" calcext:value-type="float">
            <text:p>1442892803.74803</text:p>
          </table:table-cell>
          <table:table-cell office:value-type="float" office:value="1442892803.74809" calcext:value-type="float">
            <text:p>1442892803.74809</text:p>
          </table:table-cell>
          <table:table-cell office:value-type="float" office:value="8096" calcext:value-type="float">
            <text:p>8096</text:p>
          </table:table-cell>
          <table:table-cell table:formula="of:=[.C19]-[.C$2]" office:value-type="float" office:value="1.52873349189758" calcext:value-type="float">
            <text:p>1.5287334919</text:p>
          </table:table-cell>
          <table:table-cell table:formula="of:=[.D19]/([.E19]-[.E18])" office:value-type="float" office:value="147286.653209051" calcext:value-type="float">
            <text:p>147286.6532090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2803.86712" calcext:value-type="float">
            <text:p>1442892803.86712</text:p>
          </table:table-cell>
          <table:table-cell office:value-type="float" office:value="1442892803.86715" calcext:value-type="float">
            <text:p>1442892803.86715</text:p>
          </table:table-cell>
          <table:table-cell office:value-type="float" office:value="8096" calcext:value-type="float">
            <text:p>8096</text:p>
          </table:table-cell>
          <table:table-cell table:formula="of:=[.C20]-[.C$2]" office:value-type="float" office:value="1.64779829978943" calcext:value-type="float">
            <text:p>1.6477982998</text:p>
          </table:table-cell>
          <table:table-cell table:formula="of:=[.D20]/([.E20]-[.E19])" office:value-type="float" office:value="67996.5822256575" calcext:value-type="float">
            <text:p>67996.58222565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2803.99294" calcext:value-type="float">
            <text:p>1442892803.99294</text:p>
          </table:table-cell>
          <table:table-cell office:value-type="float" office:value="1442892803.99299" calcext:value-type="float">
            <text:p>1442892803.99299</text:p>
          </table:table-cell>
          <table:table-cell office:value-type="float" office:value="8096" calcext:value-type="float">
            <text:p>8096</text:p>
          </table:table-cell>
          <table:table-cell table:formula="of:=[.C21]-[.C$2]" office:value-type="float" office:value="1.77363610267639" calcext:value-type="float">
            <text:p>1.7736361027</text:p>
          </table:table-cell>
          <table:table-cell table:formula="of:=[.D21]/([.E21]-[.E20])" office:value-type="float" office:value="64336.7876286941" calcext:value-type="float">
            <text:p>64336.78762869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2803.99306" calcext:value-type="float">
            <text:p>1442892803.99306</text:p>
          </table:table-cell>
          <table:table-cell office:value-type="float" office:value="1442892804.01987" calcext:value-type="float">
            <text:p>1442892804.01987</text:p>
          </table:table-cell>
          <table:table-cell office:value-type="float" office:value="8096" calcext:value-type="float">
            <text:p>8096</text:p>
          </table:table-cell>
          <table:table-cell table:formula="of:=[.C22]-[.C$2]" office:value-type="float" office:value="1.80051422119141" calcext:value-type="float">
            <text:p>1.8005142212</text:p>
          </table:table-cell>
          <table:table-cell table:formula="of:=[.D22]/([.E22]-[.E21])" office:value-type="float" office:value="301211.559710826" calcext:value-type="float">
            <text:p>301211.5597108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2804.07452" calcext:value-type="float">
            <text:p>1442892804.07452</text:p>
          </table:table-cell>
          <table:table-cell office:value-type="float" office:value="1442892804.07457" calcext:value-type="float">
            <text:p>1442892804.07457</text:p>
          </table:table-cell>
          <table:table-cell office:value-type="float" office:value="8096" calcext:value-type="float">
            <text:p>8096</text:p>
          </table:table-cell>
          <table:table-cell table:formula="of:=[.C23]-[.C$2]" office:value-type="float" office:value="1.85521578788757" calcext:value-type="float">
            <text:p>1.8552157879</text:p>
          </table:table-cell>
          <table:table-cell table:formula="of:=[.D23]/([.E23]-[.E22])" office:value-type="float" office:value="148003.073567677" calcext:value-type="float">
            <text:p>148003.0735676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2804.19386" calcext:value-type="float">
            <text:p>1442892804.19386</text:p>
          </table:table-cell>
          <table:table-cell office:value-type="float" office:value="1442892804.19391" calcext:value-type="float">
            <text:p>1442892804.19391</text:p>
          </table:table-cell>
          <table:table-cell office:value-type="float" office:value="8096" calcext:value-type="float">
            <text:p>8096</text:p>
          </table:table-cell>
          <table:table-cell table:formula="of:=[.C24]-[.C$2]" office:value-type="float" office:value="1.97455453872681" calcext:value-type="float">
            <text:p>1.9745545387</text:p>
          </table:table-cell>
          <table:table-cell table:formula="of:=[.D24]/([.E24]-[.E23])" office:value-type="float" office:value="67840.4955897895" calcext:value-type="float">
            <text:p>67840.49558978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2804.40113" calcext:value-type="float">
            <text:p>1442892804.40113</text:p>
          </table:table-cell>
          <table:table-cell office:value-type="float" office:value="1442892804.40118" calcext:value-type="float">
            <text:p>1442892804.40118</text:p>
          </table:table-cell>
          <table:table-cell office:value-type="float" office:value="8096" calcext:value-type="float">
            <text:p>8096</text:p>
          </table:table-cell>
          <table:table-cell table:formula="of:=[.C25]-[.C$2]" office:value-type="float" office:value="2.18182277679443" calcext:value-type="float">
            <text:p>2.1818227768</text:p>
          </table:table-cell>
          <table:table-cell table:formula="of:=[.D25]/([.E25]-[.E24])" office:value-type="float" office:value="39060.4951124178" calcext:value-type="float">
            <text:p>39060.49511241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2804.40123" calcext:value-type="float">
            <text:p>1442892804.40123</text:p>
          </table:table-cell>
          <table:table-cell office:value-type="float" office:value="1442892804.42797" calcext:value-type="float">
            <text:p>1442892804.42797</text:p>
          </table:table-cell>
          <table:table-cell office:value-type="float" office:value="8096" calcext:value-type="float">
            <text:p>8096</text:p>
          </table:table-cell>
          <table:table-cell table:formula="of:=[.C26]-[.C$2]" office:value-type="float" office:value="2.20861601829529" calcext:value-type="float">
            <text:p>2.2086160183</text:p>
          </table:table-cell>
          <table:table-cell table:formula="of:=[.D26]/([.E26]-[.E25])" office:value-type="float" office:value="302165.753245713" calcext:value-type="float">
            <text:p>302165.7532457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2804.43973" calcext:value-type="float">
            <text:p>1442892804.43973</text:p>
          </table:table-cell>
          <table:table-cell office:value-type="float" office:value="1442892804.45476" calcext:value-type="float">
            <text:p>1442892804.45476</text:p>
          </table:table-cell>
          <table:table-cell office:value-type="float" office:value="8096" calcext:value-type="float">
            <text:p>8096</text:p>
          </table:table-cell>
          <table:table-cell table:formula="of:=[.C27]-[.C$2]" office:value-type="float" office:value="2.23540306091309" calcext:value-type="float">
            <text:p>2.2354030609</text:p>
          </table:table-cell>
          <table:table-cell table:formula="of:=[.D27]/([.E27]-[.E26])" office:value-type="float" office:value="302235.678477655" calcext:value-type="float">
            <text:p>302235.6784776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2804.60166" calcext:value-type="float">
            <text:p>1442892804.60166</text:p>
          </table:table-cell>
          <table:table-cell office:value-type="float" office:value="1442892804.60171" calcext:value-type="float">
            <text:p>1442892804.60171</text:p>
          </table:table-cell>
          <table:table-cell office:value-type="float" office:value="8096" calcext:value-type="float">
            <text:p>8096</text:p>
          </table:table-cell>
          <table:table-cell table:formula="of:=[.C28]-[.C$2]" office:value-type="float" office:value="2.38235783576965" calcext:value-type="float">
            <text:p>2.3823578358</text:p>
          </table:table-cell>
          <table:table-cell table:formula="of:=[.D28]/([.E28]-[.E27])" office:value-type="float" office:value="55091.7791402284" calcext:value-type="float">
            <text:p>55091.77914022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2804.72765" calcext:value-type="float">
            <text:p>1442892804.72765</text:p>
          </table:table-cell>
          <table:table-cell office:value-type="float" office:value="1442892804.72769" calcext:value-type="float">
            <text:p>1442892804.72769</text:p>
          </table:table-cell>
          <table:table-cell office:value-type="float" office:value="8096" calcext:value-type="float">
            <text:p>8096</text:p>
          </table:table-cell>
          <table:table-cell table:formula="of:=[.C29]-[.C$2]" office:value-type="float" office:value="2.50833368301392" calcext:value-type="float">
            <text:p>2.508333683</text:p>
          </table:table-cell>
          <table:table-cell table:formula="of:=[.D29]/([.E29]-[.E28])" office:value-type="float" office:value="64266.28736461" calcext:value-type="float">
            <text:p>64266.287364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2804.72773" calcext:value-type="float">
            <text:p>1442892804.72773</text:p>
          </table:table-cell>
          <table:table-cell office:value-type="float" office:value="1442892804.75448" calcext:value-type="float">
            <text:p>1442892804.75448</text:p>
          </table:table-cell>
          <table:table-cell office:value-type="float" office:value="8096" calcext:value-type="float">
            <text:p>8096</text:p>
          </table:table-cell>
          <table:table-cell table:formula="of:=[.C30]-[.C$2]" office:value-type="float" office:value="2.53512048721313" calcext:value-type="float">
            <text:p>2.5351204872</text:p>
          </table:table-cell>
          <table:table-cell table:formula="of:=[.D30]/([.E30]-[.E29])" office:value-type="float" office:value="302238.368555967" calcext:value-type="float">
            <text:p>302238.3685559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2804.84356" calcext:value-type="float">
            <text:p>1442892804.84356</text:p>
          </table:table-cell>
          <table:table-cell office:value-type="float" office:value="1442892804.8436" calcext:value-type="float">
            <text:p>1442892804.8436</text:p>
          </table:table-cell>
          <table:table-cell office:value-type="float" office:value="8096" calcext:value-type="float">
            <text:p>8096</text:p>
          </table:table-cell>
          <table:table-cell table:formula="of:=[.C31]-[.C$2]" office:value-type="float" office:value="2.62424898147583" calcext:value-type="float">
            <text:p>2.6242489815</text:p>
          </table:table-cell>
          <table:table-cell table:formula="of:=[.D31]/([.E31]-[.E30])" office:value-type="float" office:value="90835.148366111" calcext:value-type="float">
            <text:p>90835.148366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2804.97267" calcext:value-type="float">
            <text:p>1442892804.97267</text:p>
          </table:table-cell>
          <table:table-cell office:value-type="float" office:value="1442892804.97275" calcext:value-type="float">
            <text:p>1442892804.97275</text:p>
          </table:table-cell>
          <table:table-cell office:value-type="float" office:value="8096" calcext:value-type="float">
            <text:p>8096</text:p>
          </table:table-cell>
          <table:table-cell table:formula="of:=[.C32]-[.C$2]" office:value-type="float" office:value="2.75339937210083" calcext:value-type="float">
            <text:p>2.7533993721</text:p>
          </table:table-cell>
          <table:table-cell table:formula="of:=[.D32]/([.E32]-[.E31])" office:value-type="float" office:value="62686.6086956522" calcext:value-type="float">
            <text:p>62686.60869565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2805.13649" calcext:value-type="float">
            <text:p>1442892805.13649</text:p>
          </table:table-cell>
          <table:table-cell office:value-type="float" office:value="1442892805.13653" calcext:value-type="float">
            <text:p>1442892805.13653</text:p>
          </table:table-cell>
          <table:table-cell office:value-type="float" office:value="8096" calcext:value-type="float">
            <text:p>8096</text:p>
          </table:table-cell>
          <table:table-cell table:formula="of:=[.C33]-[.C$2]" office:value-type="float" office:value="2.91717529296875" calcext:value-type="float">
            <text:p>2.917175293</text:p>
          </table:table-cell>
          <table:table-cell table:formula="of:=[.D33]/([.E33]-[.E32])" office:value-type="float" office:value="49433.396295962" calcext:value-type="float">
            <text:p>49433.3962959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2805.21707" calcext:value-type="float">
            <text:p>1442892805.21707</text:p>
          </table:table-cell>
          <table:table-cell office:value-type="float" office:value="1442892805.2171" calcext:value-type="float">
            <text:p>1442892805.2171</text:p>
          </table:table-cell>
          <table:table-cell office:value-type="float" office:value="8096" calcext:value-type="float">
            <text:p>8096</text:p>
          </table:table-cell>
          <table:table-cell table:formula="of:=[.C34]-[.C$2]" office:value-type="float" office:value="2.9977490901947" calcext:value-type="float">
            <text:p>2.9977490902</text:p>
          </table:table-cell>
          <table:table-cell table:formula="of:=[.D34]/([.E34]-[.E33])" office:value-type="float" office:value="100479.315593089" calcext:value-type="float">
            <text:p>100479.3155930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2805.2172" calcext:value-type="float">
            <text:p>1442892805.2172</text:p>
          </table:table-cell>
          <table:table-cell office:value-type="float" office:value="1442892805.24164" calcext:value-type="float">
            <text:p>1442892805.24164</text:p>
          </table:table-cell>
          <table:table-cell office:value-type="float" office:value="8096" calcext:value-type="float">
            <text:p>8096</text:p>
          </table:table-cell>
          <table:table-cell table:formula="of:=[.C35]-[.C$2]" office:value-type="float" office:value="3.02228951454163" calcext:value-type="float">
            <text:p>3.0222895145</text:p>
          </table:table-cell>
          <table:table-cell table:formula="of:=[.D35]/([.E35]-[.E34])" office:value-type="float" office:value="329904.645720392" calcext:value-type="float">
            <text:p>329904.645720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2805.26955" calcext:value-type="float">
            <text:p>1442892805.26955</text:p>
          </table:table-cell>
          <table:table-cell office:value-type="float" office:value="1442892805.26958" calcext:value-type="float">
            <text:p>1442892805.26958</text:p>
          </table:table-cell>
          <table:table-cell office:value-type="float" office:value="8096" calcext:value-type="float">
            <text:p>8096</text:p>
          </table:table-cell>
          <table:table-cell table:formula="of:=[.C36]-[.C$2]" office:value-type="float" office:value="3.05022668838501" calcext:value-type="float">
            <text:p>3.0502266884</text:p>
          </table:table-cell>
          <table:table-cell table:formula="of:=[.D36]/([.E36]-[.E35])" office:value-type="float" office:value="289793.092364543" calcext:value-type="float">
            <text:p>289793.0923645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2805.37221" calcext:value-type="float">
            <text:p>1442892805.37221</text:p>
          </table:table-cell>
          <table:table-cell office:value-type="float" office:value="1442892805.37225" calcext:value-type="float">
            <text:p>1442892805.37225</text:p>
          </table:table-cell>
          <table:table-cell office:value-type="float" office:value="8096" calcext:value-type="float">
            <text:p>8096</text:p>
          </table:table-cell>
          <table:table-cell table:formula="of:=[.C37]-[.C$2]" office:value-type="float" office:value="3.15289449691772" calcext:value-type="float">
            <text:p>3.1528944969</text:p>
          </table:table-cell>
          <table:table-cell table:formula="of:=[.D37]/([.E37]-[.E36])" office:value-type="float" office:value="78856.2658120849" calcext:value-type="float">
            <text:p>78856.26581208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2805.44994" calcext:value-type="float">
            <text:p>1442892805.44994</text:p>
          </table:table-cell>
          <table:table-cell office:value-type="float" office:value="1442892805.44998" calcext:value-type="float">
            <text:p>1442892805.44998</text:p>
          </table:table-cell>
          <table:table-cell office:value-type="float" office:value="8096" calcext:value-type="float">
            <text:p>8096</text:p>
          </table:table-cell>
          <table:table-cell table:formula="of:=[.C38]-[.C$2]" office:value-type="float" office:value="3.23062133789062" calcext:value-type="float">
            <text:p>3.2306213379</text:p>
          </table:table-cell>
          <table:table-cell table:formula="of:=[.D38]/([.E38]-[.E37])" office:value-type="float" office:value="104159.642906659" calcext:value-type="float">
            <text:p>104159.6429066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2805.60528" calcext:value-type="float">
            <text:p>1442892805.60528</text:p>
          </table:table-cell>
          <table:table-cell office:value-type="float" office:value="1442892805.60534" calcext:value-type="float">
            <text:p>1442892805.60534</text:p>
          </table:table-cell>
          <table:table-cell office:value-type="float" office:value="8096" calcext:value-type="float">
            <text:p>8096</text:p>
          </table:table-cell>
          <table:table-cell table:formula="of:=[.C39]-[.C$2]" office:value-type="float" office:value="3.38598155975342" calcext:value-type="float">
            <text:p>3.3859815598</text:p>
          </table:table-cell>
          <table:table-cell table:formula="of:=[.D39]/([.E39]-[.E38])" office:value-type="float" office:value="52111.1511230334" calcext:value-type="float">
            <text:p>52111.15112303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2805.60539" calcext:value-type="float">
            <text:p>1442892805.60539</text:p>
          </table:table-cell>
          <table:table-cell office:value-type="float" office:value="1442892805.62989" calcext:value-type="float">
            <text:p>1442892805.62989</text:p>
          </table:table-cell>
          <table:table-cell office:value-type="float" office:value="8096" calcext:value-type="float">
            <text:p>8096</text:p>
          </table:table-cell>
          <table:table-cell table:formula="of:=[.C40]-[.C$2]" office:value-type="float" office:value="3.41053462028503" calcext:value-type="float">
            <text:p>3.4105346203</text:p>
          </table:table-cell>
          <table:table-cell table:formula="of:=[.D40]/([.E40]-[.E39])" office:value-type="float" office:value="329734.860938213" calcext:value-type="float">
            <text:p>329734.8609382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2805.68305" calcext:value-type="float">
            <text:p>1442892805.68305</text:p>
          </table:table-cell>
          <table:table-cell office:value-type="float" office:value="1442892805.68308" calcext:value-type="float">
            <text:p>1442892805.68308</text:p>
          </table:table-cell>
          <table:table-cell office:value-type="float" office:value="8096" calcext:value-type="float">
            <text:p>8096</text:p>
          </table:table-cell>
          <table:table-cell table:formula="of:=[.C41]-[.C$2]" office:value-type="float" office:value="3.46372890472412" calcext:value-type="float">
            <text:p>3.4637289047</text:p>
          </table:table-cell>
          <table:table-cell table:formula="of:=[.D41]/([.E41]-[.E40])" office:value-type="float" office:value="152196.802445398" calcext:value-type="float">
            <text:p>152196.8024453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2805.83826" calcext:value-type="float">
            <text:p>1442892805.83826</text:p>
          </table:table-cell>
          <table:table-cell office:value-type="float" office:value="1442892805.83831" calcext:value-type="float">
            <text:p>1442892805.83831</text:p>
          </table:table-cell>
          <table:table-cell office:value-type="float" office:value="8096" calcext:value-type="float">
            <text:p>8096</text:p>
          </table:table-cell>
          <table:table-cell table:formula="of:=[.C42]-[.C$2]" office:value-type="float" office:value="3.61895942687988" calcext:value-type="float">
            <text:p>3.6189594269</text:p>
          </table:table-cell>
          <table:table-cell table:formula="of:=[.D42]/([.E42]-[.E41])" office:value-type="float" office:value="52154.6915359616" calcext:value-type="float">
            <text:p>52154.69153596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2805.83838" calcext:value-type="float">
            <text:p>1442892805.83838</text:p>
          </table:table-cell>
          <table:table-cell office:value-type="float" office:value="1442892805.86285" calcext:value-type="float">
            <text:p>1442892805.86285</text:p>
          </table:table-cell>
          <table:table-cell office:value-type="float" office:value="8096" calcext:value-type="float">
            <text:p>8096</text:p>
          </table:table-cell>
          <table:table-cell table:formula="of:=[.C43]-[.C$2]" office:value-type="float" office:value="3.64349222183228" calcext:value-type="float">
            <text:p>3.6434922218</text:p>
          </table:table-cell>
          <table:table-cell table:formula="of:=[.D43]/([.E43]-[.E42])" office:value-type="float" office:value="330007.241967774" calcext:value-type="float">
            <text:p>330007.2419677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2805.9156" calcext:value-type="float">
            <text:p>1442892805.9156</text:p>
          </table:table-cell>
          <table:table-cell office:value-type="float" office:value="1442892805.91565" calcext:value-type="float">
            <text:p>1442892805.91565</text:p>
          </table:table-cell>
          <table:table-cell office:value-type="float" office:value="8096" calcext:value-type="float">
            <text:p>8096</text:p>
          </table:table-cell>
          <table:table-cell table:formula="of:=[.C44]-[.C$2]" office:value-type="float" office:value="3.69629120826721" calcext:value-type="float">
            <text:p>3.6962912083</text:p>
          </table:table-cell>
          <table:table-cell table:formula="of:=[.D44]/([.E44]-[.E43])" office:value-type="float" office:value="153336.276823734" calcext:value-type="float">
            <text:p>153336.2768237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2806.03926" calcext:value-type="float">
            <text:p>1442892806.03926</text:p>
          </table:table-cell>
          <table:table-cell office:value-type="float" office:value="1442892806.03932" calcext:value-type="float">
            <text:p>1442892806.03932</text:p>
          </table:table-cell>
          <table:table-cell office:value-type="float" office:value="8096" calcext:value-type="float">
            <text:p>8096</text:p>
          </table:table-cell>
          <table:table-cell table:formula="of:=[.C45]-[.C$2]" office:value-type="float" office:value="3.81996774673462" calcext:value-type="float">
            <text:p>3.8199677467</text:p>
          </table:table-cell>
          <table:table-cell table:formula="of:=[.D45]/([.E45]-[.E44])" office:value-type="float" office:value="65461.0817890376" calcext:value-type="float">
            <text:p>65461.08178903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2806.03938" calcext:value-type="float">
            <text:p>1442892806.03938</text:p>
          </table:table-cell>
          <table:table-cell office:value-type="float" office:value="1442892806.06199" calcext:value-type="float">
            <text:p>1442892806.06199</text:p>
          </table:table-cell>
          <table:table-cell office:value-type="float" office:value="8096" calcext:value-type="float">
            <text:p>8096</text:p>
          </table:table-cell>
          <table:table-cell table:formula="of:=[.C46]-[.C$2]" office:value-type="float" office:value="3.8426308631897" calcext:value-type="float">
            <text:p>3.8426308632</text:p>
          </table:table-cell>
          <table:table-cell table:formula="of:=[.D46]/([.E46]-[.E45])" office:value-type="float" office:value="357232.42282444" calcext:value-type="float">
            <text:p>357232.42282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2806.14751" calcext:value-type="float">
            <text:p>1442892806.14751</text:p>
          </table:table-cell>
          <table:table-cell office:value-type="float" office:value="1442892806.14754" calcext:value-type="float">
            <text:p>1442892806.14754</text:p>
          </table:table-cell>
          <table:table-cell office:value-type="float" office:value="8096" calcext:value-type="float">
            <text:p>8096</text:p>
          </table:table-cell>
          <table:table-cell table:formula="of:=[.C47]-[.C$2]" office:value-type="float" office:value="3.92818570137024" calcext:value-type="float">
            <text:p>3.9281857014</text:p>
          </table:table-cell>
          <table:table-cell table:formula="of:=[.D47]/([.E47]-[.E46])" office:value-type="float" office:value="94629.3648865939" calcext:value-type="float">
            <text:p>94629.36488659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2806.22374" calcext:value-type="float">
            <text:p>1442892806.22374</text:p>
          </table:table-cell>
          <table:table-cell office:value-type="float" office:value="1442892806.2238" calcext:value-type="float">
            <text:p>1442892806.2238</text:p>
          </table:table-cell>
          <table:table-cell office:value-type="float" office:value="8096" calcext:value-type="float">
            <text:p>8096</text:p>
          </table:table-cell>
          <table:table-cell table:formula="of:=[.C48]-[.C$2]" office:value-type="float" office:value="4.0044469833374" calcext:value-type="float">
            <text:p>4.0044469833</text:p>
          </table:table-cell>
          <table:table-cell table:formula="of:=[.D48]/([.E48]-[.E47])" office:value-type="float" office:value="106161.34152434" calcext:value-type="float">
            <text:p>106161.341524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2806.22384" calcext:value-type="float">
            <text:p>1442892806.22384</text:p>
          </table:table-cell>
          <table:table-cell office:value-type="float" office:value="1442892806.24641" calcext:value-type="float">
            <text:p>1442892806.24641</text:p>
          </table:table-cell>
          <table:table-cell office:value-type="float" office:value="8096" calcext:value-type="float">
            <text:p>8096</text:p>
          </table:table-cell>
          <table:table-cell table:formula="of:=[.C49]-[.C$2]" office:value-type="float" office:value="4.0270574092865" calcext:value-type="float">
            <text:p>4.0270574093</text:p>
          </table:table-cell>
          <table:table-cell table:formula="of:=[.D49]/([.E49]-[.E48])" office:value-type="float" office:value="358064.904138767" calcext:value-type="float">
            <text:p>358064.9041387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2806.37263" calcext:value-type="float">
            <text:p>1442892806.37263</text:p>
          </table:table-cell>
          <table:table-cell office:value-type="float" office:value="1442892806.37266" calcext:value-type="float">
            <text:p>1442892806.37266</text:p>
          </table:table-cell>
          <table:table-cell office:value-type="float" office:value="8096" calcext:value-type="float">
            <text:p>8096</text:p>
          </table:table-cell>
          <table:table-cell table:formula="of:=[.C50]-[.C$2]" office:value-type="float" office:value="4.15330004692078" calcext:value-type="float">
            <text:p>4.1533000469</text:p>
          </table:table-cell>
          <table:table-cell table:formula="of:=[.D50]/([.E50]-[.E49])" office:value-type="float" office:value="64130.4724910293" calcext:value-type="float">
            <text:p>64130.47249102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2806.42447" calcext:value-type="float">
            <text:p>1442892806.42447</text:p>
          </table:table-cell>
          <table:table-cell office:value-type="float" office:value="1442892806.4245" calcext:value-type="float">
            <text:p>1442892806.4245</text:p>
          </table:table-cell>
          <table:table-cell office:value-type="float" office:value="8096" calcext:value-type="float">
            <text:p>8096</text:p>
          </table:table-cell>
          <table:table-cell table:formula="of:=[.C51]-[.C$2]" office:value-type="float" office:value="4.20514631271362" calcext:value-type="float">
            <text:p>4.2051463127</text:p>
          </table:table-cell>
          <table:table-cell table:formula="of:=[.D51]/([.E51]-[.E50])" office:value-type="float" office:value="156153.965501543" calcext:value-type="float">
            <text:p>156153.9655015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2806.52156" calcext:value-type="float">
            <text:p>1442892806.52156</text:p>
          </table:table-cell>
          <table:table-cell office:value-type="float" office:value="1442892806.52159" calcext:value-type="float">
            <text:p>1442892806.52159</text:p>
          </table:table-cell>
          <table:table-cell office:value-type="float" office:value="8096" calcext:value-type="float">
            <text:p>8096</text:p>
          </table:table-cell>
          <table:table-cell table:formula="of:=[.C52]-[.C$2]" office:value-type="float" office:value="4.30222964286804" calcext:value-type="float">
            <text:p>4.3022296429</text:p>
          </table:table-cell>
          <table:table-cell table:formula="of:=[.D52]/([.E52]-[.E51])" office:value-type="float" office:value="83392.2774087236" calcext:value-type="float">
            <text:p>83392.27740872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2806.52161" calcext:value-type="float">
            <text:p>1442892806.52161</text:p>
          </table:table-cell>
          <table:table-cell office:value-type="float" office:value="1442892806.54417" calcext:value-type="float">
            <text:p>1442892806.54417</text:p>
          </table:table-cell>
          <table:table-cell office:value-type="float" office:value="8096" calcext:value-type="float">
            <text:p>8096</text:p>
          </table:table-cell>
          <table:table-cell table:formula="of:=[.C53]-[.C$2]" office:value-type="float" office:value="4.32481002807617" calcext:value-type="float">
            <text:p>4.3248100281</text:p>
          </table:table-cell>
          <table:table-cell table:formula="of:=[.D53]/([.E53]-[.E52])" office:value-type="float" office:value="358541.270460041" calcext:value-type="float">
            <text:p>358541.2704600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2806.61246" calcext:value-type="float">
            <text:p>1442892806.61246</text:p>
          </table:table-cell>
          <table:table-cell office:value-type="float" office:value="1442892806.61249" calcext:value-type="float">
            <text:p>1442892806.61249</text:p>
          </table:table-cell>
          <table:table-cell office:value-type="float" office:value="8096" calcext:value-type="float">
            <text:p>8096</text:p>
          </table:table-cell>
          <table:table-cell table:formula="of:=[.C54]-[.C$2]" office:value-type="float" office:value="4.39313197135925" calcext:value-type="float">
            <text:p>4.3931319714</text:p>
          </table:table-cell>
          <table:table-cell table:formula="of:=[.D54]/([.E54]-[.E53])" office:value-type="float" office:value="118497.800427829" calcext:value-type="float">
            <text:p>118497.8004278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2806.74479" calcext:value-type="float">
            <text:p>1442892806.74479</text:p>
          </table:table-cell>
          <table:table-cell office:value-type="float" office:value="1442892806.74482" calcext:value-type="float">
            <text:p>1442892806.74482</text:p>
          </table:table-cell>
          <table:table-cell office:value-type="float" office:value="8096" calcext:value-type="float">
            <text:p>8096</text:p>
          </table:table-cell>
          <table:table-cell table:formula="of:=[.C55]-[.C$2]" office:value-type="float" office:value="4.52546834945679" calcext:value-type="float">
            <text:p>4.5254683495</text:p>
          </table:table-cell>
          <table:table-cell table:formula="of:=[.D55]/([.E55]-[.E54])" office:value-type="float" office:value="61177.4337214602" calcext:value-type="float">
            <text:p>61177.43372146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2806.81316" calcext:value-type="float">
            <text:p>1442892806.81316</text:p>
          </table:table-cell>
          <table:table-cell office:value-type="float" office:value="1442892806.81318" calcext:value-type="float">
            <text:p>1442892806.81318</text:p>
          </table:table-cell>
          <table:table-cell office:value-type="float" office:value="8096" calcext:value-type="float">
            <text:p>8096</text:p>
          </table:table-cell>
          <table:table-cell table:formula="of:=[.C56]-[.C$2]" office:value-type="float" office:value="4.59382152557373" calcext:value-type="float">
            <text:p>4.5938215256</text:p>
          </table:table-cell>
          <table:table-cell table:formula="of:=[.D56]/([.E56]-[.E55])" office:value-type="float" office:value="118443.654851514" calcext:value-type="float">
            <text:p>118443.6548515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2806.89371" calcext:value-type="float">
            <text:p>1442892806.89371</text:p>
          </table:table-cell>
          <table:table-cell office:value-type="float" office:value="1442892806.89373" calcext:value-type="float">
            <text:p>1442892806.89373</text:p>
          </table:table-cell>
          <table:table-cell office:value-type="float" office:value="8096" calcext:value-type="float">
            <text:p>8096</text:p>
          </table:table-cell>
          <table:table-cell table:formula="of:=[.C57]-[.C$2]" office:value-type="float" office:value="4.67437362670898" calcext:value-type="float">
            <text:p>4.6743736267</text:p>
          </table:table-cell>
          <table:table-cell table:formula="of:=[.D57]/([.E57]-[.E56])" office:value-type="float" office:value="100506.378926182" calcext:value-type="float">
            <text:p>100506.3789261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2806.89377" calcext:value-type="float">
            <text:p>1442892806.89377</text:p>
          </table:table-cell>
          <table:table-cell office:value-type="float" office:value="1442892806.91641" calcext:value-type="float">
            <text:p>1442892806.91641</text:p>
          </table:table-cell>
          <table:table-cell office:value-type="float" office:value="8096" calcext:value-type="float">
            <text:p>8096</text:p>
          </table:table-cell>
          <table:table-cell table:formula="of:=[.C58]-[.C$2]" office:value-type="float" office:value="4.69705867767334" calcext:value-type="float">
            <text:p>4.6970586777</text:p>
          </table:table-cell>
          <table:table-cell table:formula="of:=[.D58]/([.E58]-[.E57])" office:value-type="float" office:value="356887.009543028" calcext:value-type="float">
            <text:p>356887.0095430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2807.01387" calcext:value-type="float">
            <text:p>1442892807.01387</text:p>
          </table:table-cell>
          <table:table-cell office:value-type="float" office:value="1442892807.01391" calcext:value-type="float">
            <text:p>1442892807.01391</text:p>
          </table:table-cell>
          <table:table-cell office:value-type="float" office:value="8096" calcext:value-type="float">
            <text:p>8096</text:p>
          </table:table-cell>
          <table:table-cell table:formula="of:=[.C59]-[.C$2]" office:value-type="float" office:value="4.79455542564392" calcext:value-type="float">
            <text:p>4.7945554256</text:p>
          </table:table-cell>
          <table:table-cell table:formula="of:=[.D59]/([.E59]-[.E58])" office:value-type="float" office:value="83038.6671198809" calcext:value-type="float">
            <text:p>83038.66711988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2807.11664" calcext:value-type="float">
            <text:p>1442892807.11664</text:p>
          </table:table-cell>
          <table:table-cell office:value-type="float" office:value="1442892810.03392" calcext:value-type="float">
            <text:p>1442892810.03392</text:p>
          </table:table-cell>
          <table:table-cell office:value-type="float" office:value="8096" calcext:value-type="float">
            <text:p>8096</text:p>
          </table:table-cell>
          <table:table-cell table:formula="of:=[.C60]-[.C$2]" office:value-type="float" office:value="7.81456708908081" calcext:value-type="float">
            <text:p>7.8145670891</text:p>
          </table:table-cell>
          <table:table-cell table:formula="of:=[.D60]/([.E60]-[.E59])" office:value-type="float" office:value="2680.78434862283" calcext:value-type="float">
            <text:p>2680.78434862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2807.19114" calcext:value-type="float">
            <text:p>1442892807.19114</text:p>
          </table:table-cell>
          <table:table-cell office:value-type="float" office:value="1442892810.06783" calcext:value-type="float">
            <text:p>1442892810.06783</text:p>
          </table:table-cell>
          <table:table-cell office:value-type="float" office:value="8096" calcext:value-type="float">
            <text:p>8096</text:p>
          </table:table-cell>
          <table:table-cell table:formula="of:=[.C61]-[.C$2]" office:value-type="float" office:value="7.8484787940979" calcext:value-type="float">
            <text:p>7.8484787941</text:p>
          </table:table-cell>
          <table:table-cell table:formula="of:=[.D61]/([.E61]-[.E60])" office:value-type="float" office:value="238737.627492337" calcext:value-type="float">
            <text:p>238737.6274923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2807.31371" calcext:value-type="float">
            <text:p>1442892807.31371</text:p>
          </table:table-cell>
          <table:table-cell office:value-type="float" office:value="1442892810.10172" calcext:value-type="float">
            <text:p>1442892810.10172</text:p>
          </table:table-cell>
          <table:table-cell office:value-type="float" office:value="8096" calcext:value-type="float">
            <text:p>8096</text:p>
          </table:table-cell>
          <table:table-cell table:formula="of:=[.C62]-[.C$2]" office:value-type="float" office:value="7.88236737251282" calcext:value-type="float">
            <text:p>7.8823673725</text:p>
          </table:table-cell>
          <table:table-cell table:formula="of:=[.D62]/([.E62]-[.E61])" office:value-type="float" office:value="238900.54934958" calcext:value-type="float">
            <text:p>238900.549349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2807.31375" calcext:value-type="float">
            <text:p>1442892807.31375</text:p>
          </table:table-cell>
          <table:table-cell office:value-type="float" office:value="1442892810.13563" calcext:value-type="float">
            <text:p>1442892810.13563</text:p>
          </table:table-cell>
          <table:table-cell office:value-type="float" office:value="8096" calcext:value-type="float">
            <text:p>8096</text:p>
          </table:table-cell>
          <table:table-cell table:formula="of:=[.C63]-[.C$2]" office:value-type="float" office:value="7.91627097129822" calcext:value-type="float">
            <text:p>7.9162709713</text:p>
          </table:table-cell>
          <table:table-cell table:formula="of:=[.D63]/([.E63]-[.E62])" office:value-type="float" office:value="238794.708822661" calcext:value-type="float">
            <text:p>238794.7088226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2807.44824" calcext:value-type="float">
            <text:p>1442892807.44824</text:p>
          </table:table-cell>
          <table:table-cell office:value-type="float" office:value="1442892810.16953" calcext:value-type="float">
            <text:p>1442892810.16953</text:p>
          </table:table-cell>
          <table:table-cell office:value-type="float" office:value="8096" calcext:value-type="float">
            <text:p>8096</text:p>
          </table:table-cell>
          <table:table-cell table:formula="of:=[.C64]-[.C$2]" office:value-type="float" office:value="7.95017147064209" calcext:value-type="float">
            <text:p>7.9501714706</text:p>
          </table:table-cell>
          <table:table-cell table:formula="of:=[.D64]/([.E64]-[.E63])" office:value-type="float" office:value="238816.541251433" calcext:value-type="float">
            <text:p>238816.5412514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2807.58284" calcext:value-type="float">
            <text:p>1442892807.58284</text:p>
          </table:table-cell>
          <table:table-cell office:value-type="float" office:value="1442892810.20342" calcext:value-type="float">
            <text:p>1442892810.20342</text:p>
          </table:table-cell>
          <table:table-cell office:value-type="float" office:value="8096" calcext:value-type="float">
            <text:p>8096</text:p>
          </table:table-cell>
          <table:table-cell table:formula="of:=[.C65]-[.C$2]" office:value-type="float" office:value="7.98406386375427" calcext:value-type="float">
            <text:p>7.9840638638</text:p>
          </table:table-cell>
          <table:table-cell table:formula="of:=[.D65]/([.E65]-[.E64])" office:value-type="float" office:value="238873.660328515" calcext:value-type="float">
            <text:p>238873.660328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2820.28782" calcext:value-type="float">
            <text:p>1442892820.28782</text:p>
          </table:table-cell>
          <table:table-cell office:value-type="float" office:value="1442892820.28789" calcext:value-type="float">
            <text:p>1442892820.28789</text:p>
          </table:table-cell>
          <table:table-cell office:value-type="float" office:value="8096" calcext:value-type="float">
            <text:p>8096</text:p>
          </table:table-cell>
          <table:table-cell table:formula="of:=[.C66]-[.C$2]" office:value-type="float" office:value="18.0685341358185" calcext:value-type="float">
            <text:p>18.0685341358</text:p>
          </table:table-cell>
          <table:table-cell table:formula="of:=[.D66]/([.E66]-[.E65])" office:value-type="float" office:value="802.818569699925" calcext:value-type="float">
            <text:p>802.81856969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2820.48882" calcext:value-type="float">
            <text:p>1442892820.48882</text:p>
          </table:table-cell>
          <table:table-cell office:value-type="float" office:value="1442892820.48886" calcext:value-type="float">
            <text:p>1442892820.48886</text:p>
          </table:table-cell>
          <table:table-cell office:value-type="float" office:value="8096" calcext:value-type="float">
            <text:p>8096</text:p>
          </table:table-cell>
          <table:table-cell table:formula="of:=[.C67]-[.C$2]" office:value-type="float" office:value="18.2695035934448" calcext:value-type="float">
            <text:p>18.2695035934</text:p>
          </table:table-cell>
          <table:table-cell table:formula="of:=[.D67]/([.E67]-[.E66])" office:value-type="float" office:value="40284.7283145516" calcext:value-type="float">
            <text:p>40284.72831455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2820.5928" calcext:value-type="float">
            <text:p>1442892820.5928</text:p>
          </table:table-cell>
          <table:table-cell office:value-type="float" office:value="1442892820.59286" calcext:value-type="float">
            <text:p>1442892820.59286</text:p>
          </table:table-cell>
          <table:table-cell office:value-type="float" office:value="8096" calcext:value-type="float">
            <text:p>8096</text:p>
          </table:table-cell>
          <table:table-cell table:formula="of:=[.C68]-[.C$2]" office:value-type="float" office:value="18.3734998703003" calcext:value-type="float">
            <text:p>18.3734998703</text:p>
          </table:table-cell>
          <table:table-cell table:formula="of:=[.D68]/([.E68]-[.E67])" office:value-type="float" office:value="77848.9407967134" calcext:value-type="float">
            <text:p>77848.94079671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2820.68986" calcext:value-type="float">
            <text:p>1442892820.68986</text:p>
          </table:table-cell>
          <table:table-cell office:value-type="float" office:value="1442892820.68992" calcext:value-type="float">
            <text:p>1442892820.68992</text:p>
          </table:table-cell>
          <table:table-cell office:value-type="float" office:value="8096" calcext:value-type="float">
            <text:p>8096</text:p>
          </table:table-cell>
          <table:table-cell table:formula="of:=[.C69]-[.C$2]" office:value-type="float" office:value="18.4705674648285" calcext:value-type="float">
            <text:p>18.4705674648</text:p>
          </table:table-cell>
          <table:table-cell table:formula="of:=[.D69]/([.E69]-[.E68])" office:value-type="float" office:value="83405.7961295013" calcext:value-type="float">
            <text:p>83405.79612950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2820.79763" calcext:value-type="float">
            <text:p>1442892820.79763</text:p>
          </table:table-cell>
          <table:table-cell office:value-type="float" office:value="1442892820.7977" calcext:value-type="float">
            <text:p>1442892820.7977</text:p>
          </table:table-cell>
          <table:table-cell office:value-type="float" office:value="8096" calcext:value-type="float">
            <text:p>8096</text:p>
          </table:table-cell>
          <table:table-cell table:formula="of:=[.C70]-[.C$2]" office:value-type="float" office:value="18.5783438682556" calcext:value-type="float">
            <text:p>18.5783438683</text:p>
          </table:table-cell>
          <table:table-cell table:formula="of:=[.D70]/([.E70]-[.E69])" office:value-type="float" office:value="75118.4836620971" calcext:value-type="float">
            <text:p>75118.48366209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2820.89087" calcext:value-type="float">
            <text:p>1442892820.89087</text:p>
          </table:table-cell>
          <table:table-cell office:value-type="float" office:value="1442892820.89091" calcext:value-type="float">
            <text:p>1442892820.89091</text:p>
          </table:table-cell>
          <table:table-cell office:value-type="float" office:value="8096" calcext:value-type="float">
            <text:p>8096</text:p>
          </table:table-cell>
          <table:table-cell table:formula="of:=[.C71]-[.C$2]" office:value-type="float" office:value="18.6715579032898" calcext:value-type="float">
            <text:p>18.6715579033</text:p>
          </table:table-cell>
          <table:table-cell table:formula="of:=[.D71]/([.E71]-[.E70])" office:value-type="float" office:value="86853.8734218657" calcext:value-type="float">
            <text:p>86853.87342186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2821.00249" calcext:value-type="float">
            <text:p>1442892821.00249</text:p>
          </table:table-cell>
          <table:table-cell office:value-type="float" office:value="1442892821.00253" calcext:value-type="float">
            <text:p>1442892821.00253</text:p>
          </table:table-cell>
          <table:table-cell office:value-type="float" office:value="8096" calcext:value-type="float">
            <text:p>8096</text:p>
          </table:table-cell>
          <table:table-cell table:formula="of:=[.C72]-[.C$2]" office:value-type="float" office:value="18.7831773757935" calcext:value-type="float">
            <text:p>18.7831773758</text:p>
          </table:table-cell>
          <table:table-cell table:formula="of:=[.D72]/([.E72]-[.E71])" office:value-type="float" office:value="72532.1471102131" calcext:value-type="float">
            <text:p>72532.14711021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2821.09195" calcext:value-type="float">
            <text:p>1442892821.09195</text:p>
          </table:table-cell>
          <table:table-cell office:value-type="float" office:value="1442892821.09202" calcext:value-type="float">
            <text:p>1442892821.09202</text:p>
          </table:table-cell>
          <table:table-cell office:value-type="float" office:value="8096" calcext:value-type="float">
            <text:p>8096</text:p>
          </table:table-cell>
          <table:table-cell table:formula="of:=[.C73]-[.C$2]" office:value-type="float" office:value="18.8726618289948" calcext:value-type="float">
            <text:p>18.872661829</text:p>
          </table:table-cell>
          <table:table-cell table:formula="of:=[.D73]/([.E73]-[.E72])" office:value-type="float" office:value="90473.8165163525" calcext:value-type="float">
            <text:p>90473.81651635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2821.20649" calcext:value-type="float">
            <text:p>1442892821.20649</text:p>
          </table:table-cell>
          <table:table-cell office:value-type="float" office:value="1442892821.20655" calcext:value-type="float">
            <text:p>1442892821.20655</text:p>
          </table:table-cell>
          <table:table-cell office:value-type="float" office:value="8096" calcext:value-type="float">
            <text:p>8096</text:p>
          </table:table-cell>
          <table:table-cell table:formula="of:=[.C74]-[.C$2]" office:value-type="float" office:value="18.9871952533722" calcext:value-type="float">
            <text:p>18.9871952534</text:p>
          </table:table-cell>
          <table:table-cell table:formula="of:=[.D74]/([.E74]-[.E73])" office:value-type="float" office:value="70686.7889789087" calcext:value-type="float">
            <text:p>70686.78897890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2821.29299" calcext:value-type="float">
            <text:p>1442892821.29299</text:p>
          </table:table-cell>
          <table:table-cell office:value-type="float" office:value="1442892821.29303" calcext:value-type="float">
            <text:p>1442892821.29303</text:p>
          </table:table-cell>
          <table:table-cell office:value-type="float" office:value="8096" calcext:value-type="float">
            <text:p>8096</text:p>
          </table:table-cell>
          <table:table-cell table:formula="of:=[.C75]-[.C$2]" office:value-type="float" office:value="19.073676109314" calcext:value-type="float">
            <text:p>19.0736761093</text:p>
          </table:table-cell>
          <table:table-cell table:formula="of:=[.D75]/([.E75]-[.E74])" office:value-type="float" office:value="93616.0947048331" calcext:value-type="float">
            <text:p>93616.09470483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2821.39965" calcext:value-type="float">
            <text:p>1442892821.39965</text:p>
          </table:table-cell>
          <table:table-cell office:value-type="float" office:value="1442892821.3997" calcext:value-type="float">
            <text:p>1442892821.3997</text:p>
          </table:table-cell>
          <table:table-cell office:value-type="float" office:value="8096" calcext:value-type="float">
            <text:p>8096</text:p>
          </table:table-cell>
          <table:table-cell table:formula="of:=[.C76]-[.C$2]" office:value-type="float" office:value="19.1803398132324" calcext:value-type="float">
            <text:p>19.1803398132</text:p>
          </table:table-cell>
          <table:table-cell table:formula="of:=[.D76]/([.E76]-[.E75])" office:value-type="float" office:value="75902.1082390809" calcext:value-type="float">
            <text:p>75902.10823908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2821.49393" calcext:value-type="float">
            <text:p>1442892821.49393</text:p>
          </table:table-cell>
          <table:table-cell office:value-type="float" office:value="1442892821.49398" calcext:value-type="float">
            <text:p>1442892821.49398</text:p>
          </table:table-cell>
          <table:table-cell office:value-type="float" office:value="8096" calcext:value-type="float">
            <text:p>8096</text:p>
          </table:table-cell>
          <table:table-cell table:formula="of:=[.C77]-[.C$2]" office:value-type="float" office:value="19.2746243476868" calcext:value-type="float">
            <text:p>19.2746243477</text:p>
          </table:table-cell>
          <table:table-cell table:formula="of:=[.D77]/([.E77]-[.E76])" office:value-type="float" office:value="85867.7411608818" calcext:value-type="float">
            <text:p>85867.74116088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2821.59187" calcext:value-type="float">
            <text:p>1442892821.59187</text:p>
          </table:table-cell>
          <table:table-cell office:value-type="float" office:value="1442892821.59191" calcext:value-type="float">
            <text:p>1442892821.59191</text:p>
          </table:table-cell>
          <table:table-cell office:value-type="float" office:value="8096" calcext:value-type="float">
            <text:p>8096</text:p>
          </table:table-cell>
          <table:table-cell table:formula="of:=[.C78]-[.C$2]" office:value-type="float" office:value="19.3725507259369" calcext:value-type="float">
            <text:p>19.3725507259</text:p>
          </table:table-cell>
          <table:table-cell table:formula="of:=[.D78]/([.E78]-[.E77])" office:value-type="float" office:value="82674.3533731159" calcext:value-type="float">
            <text:p>82674.35337311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2821.68752" calcext:value-type="float">
            <text:p>1442892821.68752</text:p>
          </table:table-cell>
          <table:table-cell office:value-type="float" office:value="1442892821.68756" calcext:value-type="float">
            <text:p>1442892821.68756</text:p>
          </table:table-cell>
          <table:table-cell office:value-type="float" office:value="8096" calcext:value-type="float">
            <text:p>8096</text:p>
          </table:table-cell>
          <table:table-cell table:formula="of:=[.C79]-[.C$2]" office:value-type="float" office:value="19.4682083129883" calcext:value-type="float">
            <text:p>19.468208313</text:p>
          </table:table-cell>
          <table:table-cell table:formula="of:=[.D79]/([.E79]-[.E78])" office:value-type="float" office:value="84635.2103325632" calcext:value-type="float">
            <text:p>84635.21033256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2821.74623" calcext:value-type="float">
            <text:p>1442892821.74623</text:p>
          </table:table-cell>
          <table:table-cell office:value-type="float" office:value="1442892821.74627" calcext:value-type="float">
            <text:p>1442892821.74627</text:p>
          </table:table-cell>
          <table:table-cell office:value-type="float" office:value="8096" calcext:value-type="float">
            <text:p>8096</text:p>
          </table:table-cell>
          <table:table-cell table:formula="of:=[.C80]-[.C$2]" office:value-type="float" office:value="19.5269141197205" calcext:value-type="float">
            <text:p>19.5269141197</text:p>
          </table:table-cell>
          <table:table-cell table:formula="of:=[.D80]/([.E80]-[.E79])" office:value-type="float" office:value="137907.993274581" calcext:value-type="float">
            <text:p>137907.9932745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2821.88101" calcext:value-type="float">
            <text:p>1442892821.88101</text:p>
          </table:table-cell>
          <table:table-cell office:value-type="float" office:value="1442892821.88105" calcext:value-type="float">
            <text:p>1442892821.88105</text:p>
          </table:table-cell>
          <table:table-cell office:value-type="float" office:value="8096" calcext:value-type="float">
            <text:p>8096</text:p>
          </table:table-cell>
          <table:table-cell table:formula="of:=[.C81]-[.C$2]" office:value-type="float" office:value="19.6616985797882" calcext:value-type="float">
            <text:p>19.6616985798</text:p>
          </table:table-cell>
          <table:table-cell table:formula="of:=[.D81]/([.E81]-[.E80])" office:value-type="float" office:value="60066.2717046948" calcext:value-type="float">
            <text:p>60066.27170469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2821.94726" calcext:value-type="float">
            <text:p>1442892821.94726</text:p>
          </table:table-cell>
          <table:table-cell office:value-type="float" office:value="1442892821.9473" calcext:value-type="float">
            <text:p>1442892821.9473</text:p>
          </table:table-cell>
          <table:table-cell office:value-type="float" office:value="8096" calcext:value-type="float">
            <text:p>8096</text:p>
          </table:table-cell>
          <table:table-cell table:formula="of:=[.C82]-[.C$2]" office:value-type="float" office:value="19.7279431819916" calcext:value-type="float">
            <text:p>19.727943182</text:p>
          </table:table-cell>
          <table:table-cell table:formula="of:=[.D82]/([.E82]-[.E81])" office:value-type="float" office:value="122213.731092316" calcext:value-type="float">
            <text:p>122213.7310923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2822.07207" calcext:value-type="float">
            <text:p>1442892822.07207</text:p>
          </table:table-cell>
          <table:table-cell office:value-type="float" office:value="1442892822.07211" calcext:value-type="float">
            <text:p>1442892822.07211</text:p>
          </table:table-cell>
          <table:table-cell office:value-type="float" office:value="8096" calcext:value-type="float">
            <text:p>8096</text:p>
          </table:table-cell>
          <table:table-cell table:formula="of:=[.C83]-[.C$2]" office:value-type="float" office:value="19.8527593612671" calcext:value-type="float">
            <text:p>19.8527593613</text:p>
          </table:table-cell>
          <table:table-cell table:formula="of:=[.D83]/([.E83]-[.E82])" office:value-type="float" office:value="64863.3858766764" calcext:value-type="float">
            <text:p>64863.38587667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2822.14842" calcext:value-type="float">
            <text:p>1442892822.14842</text:p>
          </table:table-cell>
          <table:table-cell office:value-type="float" office:value="1442892822.14846" calcext:value-type="float">
            <text:p>1442892822.14846</text:p>
          </table:table-cell>
          <table:table-cell office:value-type="float" office:value="8096" calcext:value-type="float">
            <text:p>8096</text:p>
          </table:table-cell>
          <table:table-cell table:formula="of:=[.C84]-[.C$2]" office:value-type="float" office:value="19.9291079044342" calcext:value-type="float">
            <text:p>19.9291079044</text:p>
          </table:table-cell>
          <table:table-cell table:formula="of:=[.D84]/([.E84]-[.E83])" office:value-type="float" office:value="106040.006320477" calcext:value-type="float">
            <text:p>106040.0063204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2822.25427" calcext:value-type="float">
            <text:p>1442892822.25427</text:p>
          </table:table-cell>
          <table:table-cell office:value-type="float" office:value="1442892822.25431" calcext:value-type="float">
            <text:p>1442892822.25431</text:p>
          </table:table-cell>
          <table:table-cell office:value-type="float" office:value="8096" calcext:value-type="float">
            <text:p>8096</text:p>
          </table:table-cell>
          <table:table-cell table:formula="of:=[.C85]-[.C$2]" office:value-type="float" office:value="20.0349507331848" calcext:value-type="float">
            <text:p>20.0349507332</text:p>
          </table:table-cell>
          <table:table-cell table:formula="of:=[.D85]/([.E85]-[.E84])" office:value-type="float" office:value="76490.7750063635" calcext:value-type="float">
            <text:p>76490.77500636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2822.3339" calcext:value-type="float">
            <text:p>1442892822.3339</text:p>
          </table:table-cell>
          <table:table-cell office:value-type="float" office:value="1442892822.33394" calcext:value-type="float">
            <text:p>1442892822.33394</text:p>
          </table:table-cell>
          <table:table-cell office:value-type="float" office:value="8096" calcext:value-type="float">
            <text:p>8096</text:p>
          </table:table-cell>
          <table:table-cell table:formula="of:=[.C86]-[.C$2]" office:value-type="float" office:value="20.114586353302" calcext:value-type="float">
            <text:p>20.1145863533</text:p>
          </table:table-cell>
          <table:table-cell table:formula="of:=[.D86]/([.E86]-[.E85])" office:value-type="float" office:value="101663.049626365" calcext:value-type="float">
            <text:p>101663.0496263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2822.46244" calcext:value-type="float">
            <text:p>1442892822.46244</text:p>
          </table:table-cell>
          <table:table-cell office:value-type="float" office:value="1442892822.4625" calcext:value-type="float">
            <text:p>1442892822.4625</text:p>
          </table:table-cell>
          <table:table-cell office:value-type="float" office:value="8096" calcext:value-type="float">
            <text:p>8096</text:p>
          </table:table-cell>
          <table:table-cell table:formula="of:=[.C87]-[.C$2]" office:value-type="float" office:value="20.243141412735" calcext:value-type="float">
            <text:p>20.2431414127</text:p>
          </table:table-cell>
          <table:table-cell table:formula="of:=[.D87]/([.E87]-[.E86])" office:value-type="float" office:value="62976.9068266076" calcext:value-type="float">
            <text:p>62976.90682660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2822.49333" calcext:value-type="float">
            <text:p>1442892822.49333</text:p>
          </table:table-cell>
          <table:table-cell office:value-type="float" office:value="1442892822.49338" calcext:value-type="float">
            <text:p>1442892822.49338</text:p>
          </table:table-cell>
          <table:table-cell office:value-type="float" office:value="8096" calcext:value-type="float">
            <text:p>8096</text:p>
          </table:table-cell>
          <table:table-cell table:formula="of:=[.C88]-[.C$2]" office:value-type="float" office:value="20.2740213871002" calcext:value-type="float">
            <text:p>20.2740213871</text:p>
          </table:table-cell>
          <table:table-cell table:formula="of:=[.D88]/([.E88]-[.E87])" office:value-type="float" office:value="262176.383446572" calcext:value-type="float">
            <text:p>262176.3834465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2822.57321" calcext:value-type="float">
            <text:p>1442892822.57321</text:p>
          </table:table-cell>
          <table:table-cell office:value-type="float" office:value="1442892822.57326" calcext:value-type="float">
            <text:p>1442892822.57326</text:p>
          </table:table-cell>
          <table:table-cell office:value-type="float" office:value="8096" calcext:value-type="float">
            <text:p>8096</text:p>
          </table:table-cell>
          <table:table-cell table:formula="of:=[.C89]-[.C$2]" office:value-type="float" office:value="20.3539063930511" calcext:value-type="float">
            <text:p>20.3539063931</text:p>
          </table:table-cell>
          <table:table-cell table:formula="of:=[.D89]/([.E89]-[.E88])" office:value-type="float" office:value="101345.676871743" calcext:value-type="float">
            <text:p>101345.6768717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2822.70051" calcext:value-type="float">
            <text:p>1442892822.70051</text:p>
          </table:table-cell>
          <table:table-cell office:value-type="float" office:value="1442892822.70057" calcext:value-type="float">
            <text:p>1442892822.70057</text:p>
          </table:table-cell>
          <table:table-cell office:value-type="float" office:value="8096" calcext:value-type="float">
            <text:p>8096</text:p>
          </table:table-cell>
          <table:table-cell table:formula="of:=[.C90]-[.C$2]" office:value-type="float" office:value="20.4812183380127" calcext:value-type="float">
            <text:p>20.481218338</text:p>
          </table:table-cell>
          <table:table-cell table:formula="of:=[.D90]/([.E90]-[.E89])" office:value-type="float" office:value="63591.8334485051" calcext:value-type="float">
            <text:p>63591.83344850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2822.70063" calcext:value-type="float">
            <text:p>1442892822.70063</text:p>
          </table:table-cell>
          <table:table-cell office:value-type="float" office:value="1442892822.73006" calcext:value-type="float">
            <text:p>1442892822.73006</text:p>
          </table:table-cell>
          <table:table-cell office:value-type="float" office:value="8096" calcext:value-type="float">
            <text:p>8096</text:p>
          </table:table-cell>
          <table:table-cell table:formula="of:=[.C91]-[.C$2]" office:value-type="float" office:value="20.5107083320618" calcext:value-type="float">
            <text:p>20.5107083321</text:p>
          </table:table-cell>
          <table:table-cell table:formula="of:=[.D91]/([.E91]-[.E90])" office:value-type="float" office:value="274533.795650416" calcext:value-type="float">
            <text:p>274533.7956504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2822.81212" calcext:value-type="float">
            <text:p>1442892822.81212</text:p>
          </table:table-cell>
          <table:table-cell office:value-type="float" office:value="1442892822.81216" calcext:value-type="float">
            <text:p>1442892822.81216</text:p>
          </table:table-cell>
          <table:table-cell office:value-type="float" office:value="8096" calcext:value-type="float">
            <text:p>8096</text:p>
          </table:table-cell>
          <table:table-cell table:formula="of:=[.C92]-[.C$2]" office:value-type="float" office:value="20.5928025245667" calcext:value-type="float">
            <text:p>20.5928025246</text:p>
          </table:table-cell>
          <table:table-cell table:formula="of:=[.D92]/([.E92]-[.E91])" office:value-type="float" office:value="98618.4254083316" calcext:value-type="float">
            <text:p>98618.42540833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2822.93823" calcext:value-type="float">
            <text:p>1442892822.93823</text:p>
          </table:table-cell>
          <table:table-cell office:value-type="float" office:value="1442892822.93827" calcext:value-type="float">
            <text:p>1442892822.93827</text:p>
          </table:table-cell>
          <table:table-cell office:value-type="float" office:value="8096" calcext:value-type="float">
            <text:p>8096</text:p>
          </table:table-cell>
          <table:table-cell table:formula="of:=[.C93]-[.C$2]" office:value-type="float" office:value="20.7189180850983" calcext:value-type="float">
            <text:p>20.7189180851</text:p>
          </table:table-cell>
          <table:table-cell table:formula="of:=[.D93]/([.E93]-[.E92])" office:value-type="float" office:value="64195.0919131061" calcext:value-type="float">
            <text:p>64195.09191310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2823.05122" calcext:value-type="float">
            <text:p>1442892823.05122</text:p>
          </table:table-cell>
          <table:table-cell office:value-type="float" office:value="1442892823.05126" calcext:value-type="float">
            <text:p>1442892823.05126</text:p>
          </table:table-cell>
          <table:table-cell office:value-type="float" office:value="8096" calcext:value-type="float">
            <text:p>8096</text:p>
          </table:table-cell>
          <table:table-cell table:formula="of:=[.C94]-[.C$2]" office:value-type="float" office:value="20.8319079875946" calcext:value-type="float">
            <text:p>20.8319079876</text:p>
          </table:table-cell>
          <table:table-cell table:formula="of:=[.D94]/([.E94]-[.E93])" office:value-type="float" office:value="71652.4204475918" calcext:value-type="float">
            <text:p>71652.42044759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2823.09675" calcext:value-type="float">
            <text:p>1442892823.09675</text:p>
          </table:table-cell>
          <table:table-cell office:value-type="float" office:value="1442892823.09679" calcext:value-type="float">
            <text:p>1442892823.09679</text:p>
          </table:table-cell>
          <table:table-cell office:value-type="float" office:value="8096" calcext:value-type="float">
            <text:p>8096</text:p>
          </table:table-cell>
          <table:table-cell table:formula="of:=[.C95]-[.C$2]" office:value-type="float" office:value="20.8774349689484" calcext:value-type="float">
            <text:p>20.8774349689</text:p>
          </table:table-cell>
          <table:table-cell table:formula="of:=[.D95]/([.E95]-[.E94])" office:value-type="float" office:value="177828.614137436" calcext:value-type="float">
            <text:p>177828.6141374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2823.17613" calcext:value-type="float">
            <text:p>1442892823.17613</text:p>
          </table:table-cell>
          <table:table-cell office:value-type="float" office:value="1442892823.17619" calcext:value-type="float">
            <text:p>1442892823.17619</text:p>
          </table:table-cell>
          <table:table-cell office:value-type="float" office:value="8096" calcext:value-type="float">
            <text:p>8096</text:p>
          </table:table-cell>
          <table:table-cell table:formula="of:=[.C96]-[.C$2]" office:value-type="float" office:value="20.9568333625793" calcext:value-type="float">
            <text:p>20.9568333626</text:p>
          </table:table-cell>
          <table:table-cell table:formula="of:=[.D96]/([.E96]-[.E95])" office:value-type="float" office:value="101966.79844214" calcext:value-type="float">
            <text:p>101966.798442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2823.37396" calcext:value-type="float">
            <text:p>1442892823.37396</text:p>
          </table:table-cell>
          <table:table-cell office:value-type="float" office:value="1442892823.374" calcext:value-type="float">
            <text:p>1442892823.374</text:p>
          </table:table-cell>
          <table:table-cell office:value-type="float" office:value="8096" calcext:value-type="float">
            <text:p>8096</text:p>
          </table:table-cell>
          <table:table-cell table:formula="of:=[.C97]-[.C$2]" office:value-type="float" office:value="21.1546421051025" calcext:value-type="float">
            <text:p>21.1546421051</text:p>
          </table:table-cell>
          <table:table-cell table:formula="of:=[.D97]/([.E97]-[.E96])" office:value-type="float" office:value="40928.4235708173" calcext:value-type="float">
            <text:p>40928.42357081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2823.37406" calcext:value-type="float">
            <text:p>1442892823.37406</text:p>
          </table:table-cell>
          <table:table-cell office:value-type="float" office:value="1442892823.40091" calcext:value-type="float">
            <text:p>1442892823.40091</text:p>
          </table:table-cell>
          <table:table-cell office:value-type="float" office:value="8096" calcext:value-type="float">
            <text:p>8096</text:p>
          </table:table-cell>
          <table:table-cell table:formula="of:=[.C98]-[.C$2]" office:value-type="float" office:value="21.1815505027771" calcext:value-type="float">
            <text:p>21.1815505028</text:p>
          </table:table-cell>
          <table:table-cell table:formula="of:=[.D98]/([.E98]-[.E97])" office:value-type="float" office:value="300872.61597349" calcext:value-type="float">
            <text:p>300872.615973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2823.41906" calcext:value-type="float">
            <text:p>1442892823.41906</text:p>
          </table:table-cell>
          <table:table-cell office:value-type="float" office:value="1442892823.42782" calcext:value-type="float">
            <text:p>1442892823.42782</text:p>
          </table:table-cell>
          <table:table-cell office:value-type="float" office:value="8096" calcext:value-type="float">
            <text:p>8096</text:p>
          </table:table-cell>
          <table:table-cell table:formula="of:=[.C99]-[.C$2]" office:value-type="float" office:value="21.2084610462189" calcext:value-type="float">
            <text:p>21.2084610462</text:p>
          </table:table-cell>
          <table:table-cell table:formula="of:=[.D99]/([.E99]-[.E98])" office:value-type="float" office:value="300848.625280187" calcext:value-type="float">
            <text:p>300848.6252801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2823.5752" calcext:value-type="float">
            <text:p>1442892823.5752</text:p>
          </table:table-cell>
          <table:table-cell office:value-type="float" office:value="1442892823.57525" calcext:value-type="float">
            <text:p>1442892823.57525</text:p>
          </table:table-cell>
          <table:table-cell office:value-type="float" office:value="8096" calcext:value-type="float">
            <text:p>8096</text:p>
          </table:table-cell>
          <table:table-cell table:formula="of:=[.C100]-[.C$2]" office:value-type="float" office:value="21.3558917045593" calcext:value-type="float">
            <text:p>21.3558917046</text:p>
          </table:table-cell>
          <table:table-cell table:formula="of:=[.D100]/([.E100]-[.E99])" office:value-type="float" office:value="54913.9513526713" calcext:value-type="float">
            <text:p>54913.95135267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2823.66329" calcext:value-type="float">
            <text:p>1442892823.66329</text:p>
          </table:table-cell>
          <table:table-cell office:value-type="float" office:value="1442892823.66334" calcext:value-type="float">
            <text:p>1442892823.66334</text:p>
          </table:table-cell>
          <table:table-cell office:value-type="float" office:value="8096" calcext:value-type="float">
            <text:p>8096</text:p>
          </table:table-cell>
          <table:table-cell table:formula="of:=[.C101]-[.C$2]" office:value-type="float" office:value="21.4439830780029" calcext:value-type="float">
            <text:p>21.443983078</text:p>
          </table:table-cell>
          <table:table-cell table:formula="of:=[.D101]/([.E101]-[.E100])" office:value-type="float" office:value="91904.5723039282" calcext:value-type="float">
            <text:p>91904.57230392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2823.66338" calcext:value-type="float">
            <text:p>1442892823.66338</text:p>
          </table:table-cell>
          <table:table-cell office:value-type="float" office:value="1442892823.69026" calcext:value-type="float">
            <text:p>1442892823.69026</text:p>
          </table:table-cell>
          <table:table-cell office:value-type="float" office:value="8096" calcext:value-type="float">
            <text:p>8096</text:p>
          </table:table-cell>
          <table:table-cell table:formula="of:=[.C102]-[.C$2]" office:value-type="float" office:value="21.4709067344666" calcext:value-type="float">
            <text:p>21.4709067345</text:p>
          </table:table-cell>
          <table:table-cell table:formula="of:=[.D102]/([.E102]-[.E101])" office:value-type="float" office:value="300702.09857783" calcext:value-type="float">
            <text:p>300702.098577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2823.7448" calcext:value-type="float">
            <text:p>1442892823.7448</text:p>
          </table:table-cell>
          <table:table-cell office:value-type="float" office:value="1442892823.74484" calcext:value-type="float">
            <text:p>1442892823.74484</text:p>
          </table:table-cell>
          <table:table-cell office:value-type="float" office:value="8096" calcext:value-type="float">
            <text:p>8096</text:p>
          </table:table-cell>
          <table:table-cell table:formula="of:=[.C103]-[.C$2]" office:value-type="float" office:value="21.5254821777344" calcext:value-type="float">
            <text:p>21.5254821777</text:p>
          </table:table-cell>
          <table:table-cell table:formula="of:=[.D103]/([.E103]-[.E102])" office:value-type="float" office:value="148345.107528855" calcext:value-type="float">
            <text:p>148345.1075288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2823.86449" calcext:value-type="float">
            <text:p>1442892823.86449</text:p>
          </table:table-cell>
          <table:table-cell office:value-type="float" office:value="1442892823.86452" calcext:value-type="float">
            <text:p>1442892823.86452</text:p>
          </table:table-cell>
          <table:table-cell office:value-type="float" office:value="8096" calcext:value-type="float">
            <text:p>8096</text:p>
          </table:table-cell>
          <table:table-cell table:formula="of:=[.C104]-[.C$2]" office:value-type="float" office:value="21.6451694965363" calcext:value-type="float">
            <text:p>21.6451694965</text:p>
          </table:table-cell>
          <table:table-cell table:formula="of:=[.D104]/([.E104]-[.E103])" office:value-type="float" office:value="67642.9222497784" calcext:value-type="float">
            <text:p>67642.92224977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2823.98901" calcext:value-type="float">
            <text:p>1442892823.98901</text:p>
          </table:table-cell>
          <table:table-cell office:value-type="float" office:value="1442892823.98906" calcext:value-type="float">
            <text:p>1442892823.98906</text:p>
          </table:table-cell>
          <table:table-cell office:value-type="float" office:value="8096" calcext:value-type="float">
            <text:p>8096</text:p>
          </table:table-cell>
          <table:table-cell table:formula="of:=[.C105]-[.C$2]" office:value-type="float" office:value="21.7697005271912" calcext:value-type="float">
            <text:p>21.7697005272</text:p>
          </table:table-cell>
          <table:table-cell table:formula="of:=[.D105]/([.E105]-[.E104])" office:value-type="float" office:value="65011.9087381132" calcext:value-type="float">
            <text:p>65011.90873811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2823.9891" calcext:value-type="float">
            <text:p>1442892823.9891</text:p>
          </table:table-cell>
          <table:table-cell office:value-type="float" office:value="1442892824.01594" calcext:value-type="float">
            <text:p>1442892824.01594</text:p>
          </table:table-cell>
          <table:table-cell office:value-type="float" office:value="8096" calcext:value-type="float">
            <text:p>8096</text:p>
          </table:table-cell>
          <table:table-cell table:formula="of:=[.C106]-[.C$2]" office:value-type="float" office:value="21.796582698822" calcext:value-type="float">
            <text:p>21.7965826988</text:p>
          </table:table-cell>
          <table:table-cell table:formula="of:=[.D106]/([.E106]-[.E105])" office:value-type="float" office:value="301166.145026252" calcext:value-type="float">
            <text:p>301166.1450262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2824.10839" calcext:value-type="float">
            <text:p>1442892824.10839</text:p>
          </table:table-cell>
          <table:table-cell office:value-type="float" office:value="1442892824.10843" calcext:value-type="float">
            <text:p>1442892824.10843</text:p>
          </table:table-cell>
          <table:table-cell office:value-type="float" office:value="8096" calcext:value-type="float">
            <text:p>8096</text:p>
          </table:table-cell>
          <table:table-cell table:formula="of:=[.C107]-[.C$2]" office:value-type="float" office:value="21.88907289505" calcext:value-type="float">
            <text:p>21.8890728951</text:p>
          </table:table-cell>
          <table:table-cell table:formula="of:=[.D107]/([.E107]-[.E106])" office:value-type="float" office:value="87533.6017240135" calcext:value-type="float">
            <text:p>87533.60172401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2824.21055" calcext:value-type="float">
            <text:p>1442892824.21055</text:p>
          </table:table-cell>
          <table:table-cell office:value-type="float" office:value="1442892824.21059" calcext:value-type="float">
            <text:p>1442892824.21059</text:p>
          </table:table-cell>
          <table:table-cell office:value-type="float" office:value="8096" calcext:value-type="float">
            <text:p>8096</text:p>
          </table:table-cell>
          <table:table-cell table:formula="of:=[.C108]-[.C$2]" office:value-type="float" office:value="21.9912300109863" calcext:value-type="float">
            <text:p>21.991230011</text:p>
          </table:table-cell>
          <table:table-cell table:formula="of:=[.D108]/([.E108]-[.E107])" office:value-type="float" office:value="79250.4753662965" calcext:value-type="float">
            <text:p>79250.47536629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2824.35306" calcext:value-type="float">
            <text:p>1442892824.35306</text:p>
          </table:table-cell>
          <table:table-cell office:value-type="float" office:value="1442892824.35311" calcext:value-type="float">
            <text:p>1442892824.35311</text:p>
          </table:table-cell>
          <table:table-cell office:value-type="float" office:value="8096" calcext:value-type="float">
            <text:p>8096</text:p>
          </table:table-cell>
          <table:table-cell table:formula="of:=[.C109]-[.C$2]" office:value-type="float" office:value="22.1337535381317" calcext:value-type="float">
            <text:p>22.1337535381</text:p>
          </table:table-cell>
          <table:table-cell table:formula="of:=[.D109]/([.E109]-[.E108])" office:value-type="float" office:value="56804.656481322" calcext:value-type="float">
            <text:p>56804.6564813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2824.35315" calcext:value-type="float">
            <text:p>1442892824.35315</text:p>
          </table:table-cell>
          <table:table-cell office:value-type="float" office:value="1442892824.3799" calcext:value-type="float">
            <text:p>1442892824.3799</text:p>
          </table:table-cell>
          <table:table-cell office:value-type="float" office:value="8096" calcext:value-type="float">
            <text:p>8096</text:p>
          </table:table-cell>
          <table:table-cell table:formula="of:=[.C110]-[.C$2]" office:value-type="float" office:value="22.1605472564697" calcext:value-type="float">
            <text:p>22.1605472565</text:p>
          </table:table-cell>
          <table:table-cell table:formula="of:=[.D110]/([.E110]-[.E109])" office:value-type="float" office:value="302160.375721875" calcext:value-type="float">
            <text:p>302160.3757218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2824.55416" calcext:value-type="float">
            <text:p>1442892824.55416</text:p>
          </table:table-cell>
          <table:table-cell office:value-type="float" office:value="1442892824.55421" calcext:value-type="float">
            <text:p>1442892824.55421</text:p>
          </table:table-cell>
          <table:table-cell office:value-type="float" office:value="8096" calcext:value-type="float">
            <text:p>8096</text:p>
          </table:table-cell>
          <table:table-cell table:formula="of:=[.C111]-[.C$2]" office:value-type="float" office:value="22.3348495960236" calcext:value-type="float">
            <text:p>22.334849596</text:p>
          </table:table-cell>
          <table:table-cell table:formula="of:=[.D111]/([.E111]-[.E110])" office:value-type="float" office:value="46448.0282979768" calcext:value-type="float">
            <text:p>46448.02829797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2824.6795" calcext:value-type="float">
            <text:p>1442892824.6795</text:p>
          </table:table-cell>
          <table:table-cell office:value-type="float" office:value="1442892824.67956" calcext:value-type="float">
            <text:p>1442892824.67956</text:p>
          </table:table-cell>
          <table:table-cell office:value-type="float" office:value="8096" calcext:value-type="float">
            <text:p>8096</text:p>
          </table:table-cell>
          <table:table-cell table:formula="of:=[.C112]-[.C$2]" office:value-type="float" office:value="22.4602088928223" calcext:value-type="float">
            <text:p>22.4602088928</text:p>
          </table:table-cell>
          <table:table-cell table:formula="of:=[.D112]/([.E112]-[.E111])" office:value-type="float" office:value="64582.3661008568" calcext:value-type="float">
            <text:p>64582.36610085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2824.76087" calcext:value-type="float">
            <text:p>1442892824.76087</text:p>
          </table:table-cell>
          <table:table-cell office:value-type="float" office:value="1442892824.76092" calcext:value-type="float">
            <text:p>1442892824.76092</text:p>
          </table:table-cell>
          <table:table-cell office:value-type="float" office:value="8096" calcext:value-type="float">
            <text:p>8096</text:p>
          </table:table-cell>
          <table:table-cell table:formula="of:=[.C113]-[.C$2]" office:value-type="float" office:value="22.5415639877319" calcext:value-type="float">
            <text:p>22.5415639877</text:p>
          </table:table-cell>
          <table:table-cell table:formula="of:=[.D113]/([.E113]-[.E112])" office:value-type="float" office:value="99514.3575087625" calcext:value-type="float">
            <text:p>99514.35750876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2824.76096" calcext:value-type="float">
            <text:p>1442892824.76096</text:p>
          </table:table-cell>
          <table:table-cell office:value-type="float" office:value="1442892824.78771" calcext:value-type="float">
            <text:p>1442892824.78771</text:p>
          </table:table-cell>
          <table:table-cell office:value-type="float" office:value="8096" calcext:value-type="float">
            <text:p>8096</text:p>
          </table:table-cell>
          <table:table-cell table:formula="of:=[.C114]-[.C$2]" office:value-type="float" office:value="22.5683505535126" calcext:value-type="float">
            <text:p>22.5683505535</text:p>
          </table:table-cell>
          <table:table-cell table:formula="of:=[.D114]/([.E114]-[.E113])" office:value-type="float" office:value="302241.058682166" calcext:value-type="float">
            <text:p>302241.0586821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2824.92383" calcext:value-type="float">
            <text:p>1442892824.92383</text:p>
          </table:table-cell>
          <table:table-cell office:value-type="float" office:value="1442892824.92387" calcext:value-type="float">
            <text:p>1442892824.92387</text:p>
          </table:table-cell>
          <table:table-cell office:value-type="float" office:value="8096" calcext:value-type="float">
            <text:p>8096</text:p>
          </table:table-cell>
          <table:table-cell table:formula="of:=[.C115]-[.C$2]" office:value-type="float" office:value="22.704519033432" calcext:value-type="float">
            <text:p>22.7045190334</text:p>
          </table:table-cell>
          <table:table-cell table:formula="of:=[.D115]/([.E115]-[.E114])" office:value-type="float" office:value="59455.7566096804" calcext:value-type="float">
            <text:p>59455.75660968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2824.96845" calcext:value-type="float">
            <text:p>1442892824.96845</text:p>
          </table:table-cell>
          <table:table-cell office:value-type="float" office:value="1442892824.9685" calcext:value-type="float">
            <text:p>1442892824.9685</text:p>
          </table:table-cell>
          <table:table-cell office:value-type="float" office:value="8096" calcext:value-type="float">
            <text:p>8096</text:p>
          </table:table-cell>
          <table:table-cell table:formula="of:=[.C116]-[.C$2]" office:value-type="float" office:value="22.7491438388824" calcext:value-type="float">
            <text:p>22.7491438389</text:p>
          </table:table-cell>
          <table:table-cell table:formula="of:=[.D116]/([.E116]-[.E115])" office:value-type="float" office:value="181423.7601325" calcext:value-type="float">
            <text:p>181423.76013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2825.16828" calcext:value-type="float">
            <text:p>1442892825.16828</text:p>
          </table:table-cell>
          <table:table-cell office:value-type="float" office:value="1442892825.16832" calcext:value-type="float">
            <text:p>1442892825.16832</text:p>
          </table:table-cell>
          <table:table-cell office:value-type="float" office:value="8096" calcext:value-type="float">
            <text:p>8096</text:p>
          </table:table-cell>
          <table:table-cell table:formula="of:=[.C117]-[.C$2]" office:value-type="float" office:value="22.9489657878876" calcext:value-type="float">
            <text:p>22.9489657879</text:p>
          </table:table-cell>
          <table:table-cell table:formula="of:=[.D117]/([.E117]-[.E116])" office:value-type="float" office:value="40516.0696325321" calcext:value-type="float">
            <text:p>40516.06963253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2825.16839" calcext:value-type="float">
            <text:p>1442892825.16839</text:p>
          </table:table-cell>
          <table:table-cell office:value-type="float" office:value="1442892825.19288" calcext:value-type="float">
            <text:p>1442892825.19288</text:p>
          </table:table-cell>
          <table:table-cell office:value-type="float" office:value="8096" calcext:value-type="float">
            <text:p>8096</text:p>
          </table:table-cell>
          <table:table-cell table:formula="of:=[.C118]-[.C$2]" office:value-type="float" office:value="22.9735224246979" calcext:value-type="float">
            <text:p>22.9735224247</text:p>
          </table:table-cell>
          <table:table-cell table:formula="of:=[.D118]/([.E118]-[.E117])" office:value-type="float" office:value="329686.840365832" calcext:value-type="float">
            <text:p>329686.8403658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2825.2129" calcext:value-type="float">
            <text:p>1442892825.2129</text:p>
          </table:table-cell>
          <table:table-cell office:value-type="float" office:value="1442892825.21742" calcext:value-type="float">
            <text:p>1442892825.21742</text:p>
          </table:table-cell>
          <table:table-cell office:value-type="float" office:value="8096" calcext:value-type="float">
            <text:p>8096</text:p>
          </table:table-cell>
          <table:table-cell table:formula="of:=[.C119]-[.C$2]" office:value-type="float" office:value="22.9980599880218" calcext:value-type="float">
            <text:p>22.998059988</text:p>
          </table:table-cell>
          <table:table-cell table:formula="of:=[.D119]/([.E119]-[.E118])" office:value-type="float" office:value="329943.111836608" calcext:value-type="float">
            <text:p>329943.1118366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2825.32497" calcext:value-type="float">
            <text:p>1442892825.32497</text:p>
          </table:table-cell>
          <table:table-cell office:value-type="float" office:value="1442892825.32501" calcext:value-type="float">
            <text:p>1442892825.32501</text:p>
          </table:table-cell>
          <table:table-cell office:value-type="float" office:value="8096" calcext:value-type="float">
            <text:p>8096</text:p>
          </table:table-cell>
          <table:table-cell table:formula="of:=[.C120]-[.C$2]" office:value-type="float" office:value="23.1056563854218" calcext:value-type="float">
            <text:p>23.1056563854</text:p>
          </table:table-cell>
          <table:table-cell table:formula="of:=[.D120]/([.E120]-[.E119])" office:value-type="float" office:value="75244.1549684018" calcext:value-type="float">
            <text:p>75244.1549684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2825.40241" calcext:value-type="float">
            <text:p>1442892825.40241</text:p>
          </table:table-cell>
          <table:table-cell office:value-type="float" office:value="1442892825.40245" calcext:value-type="float">
            <text:p>1442892825.40245</text:p>
          </table:table-cell>
          <table:table-cell office:value-type="float" office:value="8096" calcext:value-type="float">
            <text:p>8096</text:p>
          </table:table-cell>
          <table:table-cell table:formula="of:=[.C121]-[.C$2]" office:value-type="float" office:value="23.1830959320068" calcext:value-type="float">
            <text:p>23.183095932</text:p>
          </table:table-cell>
          <table:table-cell table:formula="of:=[.D121]/([.E121]-[.E120])" office:value-type="float" office:value="104546.066667693" calcext:value-type="float">
            <text:p>104546.0666676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2825.55699" calcext:value-type="float">
            <text:p>1442892825.55699</text:p>
          </table:table-cell>
          <table:table-cell office:value-type="float" office:value="1442892825.55702" calcext:value-type="float">
            <text:p>1442892825.55702</text:p>
          </table:table-cell>
          <table:table-cell office:value-type="float" office:value="8096" calcext:value-type="float">
            <text:p>8096</text:p>
          </table:table-cell>
          <table:table-cell table:formula="of:=[.C122]-[.C$2]" office:value-type="float" office:value="23.3376634120941" calcext:value-type="float">
            <text:p>23.3376634121</text:p>
          </table:table-cell>
          <table:table-cell table:formula="of:=[.D122]/([.E122]-[.E121])" office:value-type="float" office:value="52378.4174745451" calcext:value-type="float">
            <text:p>52378.41747454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2825.55705" calcext:value-type="float">
            <text:p>1442892825.55705</text:p>
          </table:table-cell>
          <table:table-cell office:value-type="float" office:value="1442892825.58154" calcext:value-type="float">
            <text:p>1442892825.58154</text:p>
          </table:table-cell>
          <table:table-cell office:value-type="float" office:value="8096" calcext:value-type="float">
            <text:p>8096</text:p>
          </table:table-cell>
          <table:table-cell table:formula="of:=[.C123]-[.C$2]" office:value-type="float" office:value="23.3621816635132" calcext:value-type="float">
            <text:p>23.3621816635</text:p>
          </table:table-cell>
          <table:table-cell table:formula="of:=[.D123]/([.E123]-[.E122])" office:value-type="float" office:value="330202.99293056" calcext:value-type="float">
            <text:p>330202.992930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2825.63422" calcext:value-type="float">
            <text:p>1442892825.63422</text:p>
          </table:table-cell>
          <table:table-cell office:value-type="float" office:value="1442892825.63425" calcext:value-type="float">
            <text:p>1442892825.63425</text:p>
          </table:table-cell>
          <table:table-cell office:value-type="float" office:value="8096" calcext:value-type="float">
            <text:p>8096</text:p>
          </table:table-cell>
          <table:table-cell table:formula="of:=[.C124]-[.C$2]" office:value-type="float" office:value="23.4148936271667" calcext:value-type="float">
            <text:p>23.4148936272</text:p>
          </table:table-cell>
          <table:table-cell table:formula="of:=[.D124]/([.E124]-[.E123])" office:value-type="float" office:value="153589.421430187" calcext:value-type="float">
            <text:p>153589.42143018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2825.78896" calcext:value-type="float">
            <text:p>1442892825.78896</text:p>
          </table:table-cell>
          <table:table-cell office:value-type="float" office:value="1442892825.78901" calcext:value-type="float">
            <text:p>1442892825.78901</text:p>
          </table:table-cell>
          <table:table-cell office:value-type="float" office:value="8096" calcext:value-type="float">
            <text:p>8096</text:p>
          </table:table-cell>
          <table:table-cell table:formula="of:=[.C125]-[.C$2]" office:value-type="float" office:value="23.5696499347687" calcext:value-type="float">
            <text:p>23.5696499348</text:p>
          </table:table-cell>
          <table:table-cell table:formula="of:=[.D125]/([.E125]-[.E124])" office:value-type="float" office:value="52314.5074049253" calcext:value-type="float">
            <text:p>52314.50740492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2825.78905" calcext:value-type="float">
            <text:p>1442892825.78905</text:p>
          </table:table-cell>
          <table:table-cell office:value-type="float" office:value="1442892825.81355" calcext:value-type="float">
            <text:p>1442892825.81355</text:p>
          </table:table-cell>
          <table:table-cell office:value-type="float" office:value="8096" calcext:value-type="float">
            <text:p>8096</text:p>
          </table:table-cell>
          <table:table-cell table:formula="of:=[.C126]-[.C$2]" office:value-type="float" office:value="23.5941944122314" calcext:value-type="float">
            <text:p>23.5941944122</text:p>
          </table:table-cell>
          <table:table-cell table:formula="of:=[.D126]/([.E126]-[.E125])" office:value-type="float" office:value="329850.16740653" calcext:value-type="float">
            <text:p>329850.167406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2825.86629" calcext:value-type="float">
            <text:p>1442892825.86629</text:p>
          </table:table-cell>
          <table:table-cell office:value-type="float" office:value="1442892825.86633" calcext:value-type="float">
            <text:p>1442892825.86633</text:p>
          </table:table-cell>
          <table:table-cell office:value-type="float" office:value="8096" calcext:value-type="float">
            <text:p>8096</text:p>
          </table:table-cell>
          <table:table-cell table:formula="of:=[.C127]-[.C$2]" office:value-type="float" office:value="23.6469752788544" calcext:value-type="float">
            <text:p>23.6469752789</text:p>
          </table:table-cell>
          <table:table-cell table:formula="of:=[.D127]/([.E127]-[.E126])" office:value-type="float" office:value="153388.917575741" calcext:value-type="float">
            <text:p>153388.9175757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2825.99007" calcext:value-type="float">
            <text:p>1442892825.99007</text:p>
          </table:table-cell>
          <table:table-cell office:value-type="float" office:value="1442892825.99011" calcext:value-type="float">
            <text:p>1442892825.99011</text:p>
          </table:table-cell>
          <table:table-cell office:value-type="float" office:value="8096" calcext:value-type="float">
            <text:p>8096</text:p>
          </table:table-cell>
          <table:table-cell table:formula="of:=[.C128]-[.C$2]" office:value-type="float" office:value="23.7707560062408" calcext:value-type="float">
            <text:p>23.7707560062</text:p>
          </table:table-cell>
          <table:table-cell table:formula="of:=[.D128]/([.E128]-[.E127])" office:value-type="float" office:value="65405.9817787486" calcext:value-type="float">
            <text:p>65405.98177874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2825.99016" calcext:value-type="float">
            <text:p>1442892825.99016</text:p>
          </table:table-cell>
          <table:table-cell office:value-type="float" office:value="1442892826.01358" calcext:value-type="float">
            <text:p>1442892826.01358</text:p>
          </table:table-cell>
          <table:table-cell office:value-type="float" office:value="8096" calcext:value-type="float">
            <text:p>8096</text:p>
          </table:table-cell>
          <table:table-cell table:formula="of:=[.C129]-[.C$2]" office:value-type="float" office:value="23.7942214012146" calcext:value-type="float">
            <text:p>23.7942214012</text:p>
          </table:table-cell>
          <table:table-cell table:formula="of:=[.D129]/([.E129]-[.E128])" office:value-type="float" office:value="345018.697066683" calcext:value-type="float">
            <text:p>345018.6970666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2826.09827" calcext:value-type="float">
            <text:p>1442892826.09827</text:p>
          </table:table-cell>
          <table:table-cell office:value-type="float" office:value="1442892826.09831" calcext:value-type="float">
            <text:p>1442892826.09831</text:p>
          </table:table-cell>
          <table:table-cell office:value-type="float" office:value="8096" calcext:value-type="float">
            <text:p>8096</text:p>
          </table:table-cell>
          <table:table-cell table:formula="of:=[.C130]-[.C$2]" office:value-type="float" office:value="23.8789496421814" calcext:value-type="float">
            <text:p>23.8789496422</text:p>
          </table:table-cell>
          <table:table-cell table:formula="of:=[.D130]/([.E130]-[.E129])" office:value-type="float" office:value="95552.556120841" calcext:value-type="float">
            <text:p>95552.5561208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2826.17581" calcext:value-type="float">
            <text:p>1442892826.17581</text:p>
          </table:table-cell>
          <table:table-cell office:value-type="float" office:value="1442892826.17585" calcext:value-type="float">
            <text:p>1442892826.17585</text:p>
          </table:table-cell>
          <table:table-cell office:value-type="float" office:value="8096" calcext:value-type="float">
            <text:p>8096</text:p>
          </table:table-cell>
          <table:table-cell table:formula="of:=[.C131]-[.C$2]" office:value-type="float" office:value="23.9564981460571" calcext:value-type="float">
            <text:p>23.9564981461</text:p>
          </table:table-cell>
          <table:table-cell table:formula="of:=[.D131]/([.E131]-[.E130])" office:value-type="float" office:value="104399.177229434" calcext:value-type="float">
            <text:p>104399.1772294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2826.1759" calcext:value-type="float">
            <text:p>1442892826.1759</text:p>
          </table:table-cell>
          <table:table-cell office:value-type="float" office:value="1442892826.1985" calcext:value-type="float">
            <text:p>1442892826.1985</text:p>
          </table:table-cell>
          <table:table-cell office:value-type="float" office:value="8096" calcext:value-type="float">
            <text:p>8096</text:p>
          </table:table-cell>
          <table:table-cell table:formula="of:=[.C132]-[.C$2]" office:value-type="float" office:value="23.9791476726532" calcext:value-type="float">
            <text:p>23.9791476727</text:p>
          </table:table-cell>
          <table:table-cell table:formula="of:=[.D132]/([.E132]-[.E131])" office:value-type="float" office:value="357446.764534364" calcext:value-type="float">
            <text:p>357446.7645343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2826.32553" calcext:value-type="float">
            <text:p>1442892826.32553</text:p>
          </table:table-cell>
          <table:table-cell office:value-type="float" office:value="1442892826.32557" calcext:value-type="float">
            <text:p>1442892826.32557</text:p>
          </table:table-cell>
          <table:table-cell office:value-type="float" office:value="8096" calcext:value-type="float">
            <text:p>8096</text:p>
          </table:table-cell>
          <table:table-cell table:formula="of:=[.C133]-[.C$2]" office:value-type="float" office:value="24.106214761734" calcext:value-type="float">
            <text:p>24.1062147617</text:p>
          </table:table-cell>
          <table:table-cell table:formula="of:=[.D133]/([.E133]-[.E132])" office:value-type="float" office:value="63714.3737104988" calcext:value-type="float">
            <text:p>63714.37371049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2826.37663" calcext:value-type="float">
            <text:p>1442892826.37663</text:p>
          </table:table-cell>
          <table:table-cell office:value-type="float" office:value="1442892826.37666" calcext:value-type="float">
            <text:p>1442892826.37666</text:p>
          </table:table-cell>
          <table:table-cell office:value-type="float" office:value="8096" calcext:value-type="float">
            <text:p>8096</text:p>
          </table:table-cell>
          <table:table-cell table:formula="of:=[.C134]-[.C$2]" office:value-type="float" office:value="24.1573092937469" calcext:value-type="float">
            <text:p>24.1573092937</text:p>
          </table:table-cell>
          <table:table-cell table:formula="of:=[.D134]/([.E134]-[.E133])" office:value-type="float" office:value="158451.397459707" calcext:value-type="float">
            <text:p>158451.3974597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2826.47445" calcext:value-type="float">
            <text:p>1442892826.47445</text:p>
          </table:table-cell>
          <table:table-cell office:value-type="float" office:value="1442892826.47449" calcext:value-type="float">
            <text:p>1442892826.47449</text:p>
          </table:table-cell>
          <table:table-cell office:value-type="float" office:value="8096" calcext:value-type="float">
            <text:p>8096</text:p>
          </table:table-cell>
          <table:table-cell table:formula="of:=[.C135]-[.C$2]" office:value-type="float" office:value="24.2551352977753" calcext:value-type="float">
            <text:p>24.2551352978</text:p>
          </table:table-cell>
          <table:table-cell table:formula="of:=[.D135]/([.E135]-[.E134])" office:value-type="float" office:value="82759.1812669383" calcext:value-type="float">
            <text:p>82759.18126693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2826.47454" calcext:value-type="float">
            <text:p>1442892826.47454</text:p>
          </table:table-cell>
          <table:table-cell office:value-type="float" office:value="1442892826.49714" calcext:value-type="float">
            <text:p>1442892826.49714</text:p>
          </table:table-cell>
          <table:table-cell office:value-type="float" office:value="8096" calcext:value-type="float">
            <text:p>8096</text:p>
          </table:table-cell>
          <table:table-cell table:formula="of:=[.C136]-[.C$2]" office:value-type="float" office:value="24.2777869701385" calcext:value-type="float">
            <text:p>24.2777869701</text:p>
          </table:table-cell>
          <table:table-cell table:formula="of:=[.D136]/([.E136]-[.E135])" office:value-type="float" office:value="357412.904008084" calcext:value-type="float">
            <text:p>357412.9040080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2826.56511" calcext:value-type="float">
            <text:p>1442892826.56511</text:p>
          </table:table-cell>
          <table:table-cell office:value-type="float" office:value="1442892826.56514" calcext:value-type="float">
            <text:p>1442892826.56514</text:p>
          </table:table-cell>
          <table:table-cell office:value-type="float" office:value="8096" calcext:value-type="float">
            <text:p>8096</text:p>
          </table:table-cell>
          <table:table-cell table:formula="of:=[.C137]-[.C$2]" office:value-type="float" office:value="24.3457877635956" calcext:value-type="float">
            <text:p>24.3457877636</text:p>
          </table:table-cell>
          <table:table-cell table:formula="of:=[.D137]/([.E137]-[.E136])" office:value-type="float" office:value="119057.434309436" calcext:value-type="float">
            <text:p>119057.4343094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2826.69808" calcext:value-type="float">
            <text:p>1442892826.69808</text:p>
          </table:table-cell>
          <table:table-cell office:value-type="float" office:value="1442892826.69813" calcext:value-type="float">
            <text:p>1442892826.69813</text:p>
          </table:table-cell>
          <table:table-cell office:value-type="float" office:value="8096" calcext:value-type="float">
            <text:p>8096</text:p>
          </table:table-cell>
          <table:table-cell table:formula="of:=[.C138]-[.C$2]" office:value-type="float" office:value="24.4787721633911" calcext:value-type="float">
            <text:p>24.4787721634</text:p>
          </table:table-cell>
          <table:table-cell table:formula="of:=[.D138]/([.E138]-[.E137])" office:value-type="float" office:value="60879.3212771412" calcext:value-type="float">
            <text:p>60879.32127714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2826.76614" calcext:value-type="float">
            <text:p>1442892826.76614</text:p>
          </table:table-cell>
          <table:table-cell office:value-type="float" office:value="1442892826.76618" calcext:value-type="float">
            <text:p>1442892826.76618</text:p>
          </table:table-cell>
          <table:table-cell office:value-type="float" office:value="8096" calcext:value-type="float">
            <text:p>8096</text:p>
          </table:table-cell>
          <table:table-cell table:formula="of:=[.C139]-[.C$2]" office:value-type="float" office:value="24.5468218326569" calcext:value-type="float">
            <text:p>24.5468218327</text:p>
          </table:table-cell>
          <table:table-cell table:formula="of:=[.D139]/([.E139]-[.E138])" office:value-type="float" office:value="118971.922822778" calcext:value-type="float">
            <text:p>118971.9228227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2826.84673" calcext:value-type="float">
            <text:p>1442892826.84673</text:p>
          </table:table-cell>
          <table:table-cell office:value-type="float" office:value="1442892826.84677" calcext:value-type="float">
            <text:p>1442892826.84677</text:p>
          </table:table-cell>
          <table:table-cell office:value-type="float" office:value="8096" calcext:value-type="float">
            <text:p>8096</text:p>
          </table:table-cell>
          <table:table-cell table:formula="of:=[.C140]-[.C$2]" office:value-type="float" office:value="24.6274154186249" calcext:value-type="float">
            <text:p>24.6274154186</text:p>
          </table:table-cell>
          <table:table-cell table:formula="of:=[.D140]/([.E140]-[.E139])" office:value-type="float" office:value="100454.644160055" calcext:value-type="float">
            <text:p>100454.6441600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2826.84681" calcext:value-type="float">
            <text:p>1442892826.84681</text:p>
          </table:table-cell>
          <table:table-cell office:value-type="float" office:value="1442892826.8694" calcext:value-type="float">
            <text:p>1442892826.8694</text:p>
          </table:table-cell>
          <table:table-cell office:value-type="float" office:value="8096" calcext:value-type="float">
            <text:p>8096</text:p>
          </table:table-cell>
          <table:table-cell table:formula="of:=[.C141]-[.C$2]" office:value-type="float" office:value="24.6500427722931" calcext:value-type="float">
            <text:p>24.6500427723</text:p>
          </table:table-cell>
          <table:table-cell table:formula="of:=[.D141]/([.E141]-[.E140])" office:value-type="float" office:value="357797.032684973" calcext:value-type="float">
            <text:p>357797.0326849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2826.92131" calcext:value-type="float">
            <text:p>1442892826.92131</text:p>
          </table:table-cell>
          <table:table-cell office:value-type="float" office:value="1442892826.92135" calcext:value-type="float">
            <text:p>1442892826.92135</text:p>
          </table:table-cell>
          <table:table-cell office:value-type="float" office:value="8096" calcext:value-type="float">
            <text:p>8096</text:p>
          </table:table-cell>
          <table:table-cell table:formula="of:=[.C142]-[.C$2]" office:value-type="float" office:value="24.7019956111908" calcext:value-type="float">
            <text:p>24.7019956112</text:p>
          </table:table-cell>
          <table:table-cell table:formula="of:=[.D142]/([.E142]-[.E141])" office:value-type="float" office:value="155833.640120052" calcext:value-type="float">
            <text:p>155833.6401200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2827.07015" calcext:value-type="float">
            <text:p>1442892827.07015</text:p>
          </table:table-cell>
          <table:table-cell office:value-type="float" office:value="1442892827.0702" calcext:value-type="float">
            <text:p>1442892827.0702</text:p>
          </table:table-cell>
          <table:table-cell office:value-type="float" office:value="8096" calcext:value-type="float">
            <text:p>8096</text:p>
          </table:table-cell>
          <table:table-cell table:formula="of:=[.C143]-[.C$2]" office:value-type="float" office:value="24.8508422374725" calcext:value-type="float">
            <text:p>24.8508422375</text:p>
          </table:table-cell>
          <table:table-cell table:formula="of:=[.D143]/([.E143]-[.E142])" office:value-type="float" office:value="54391.558628113" calcext:value-type="float">
            <text:p>54391.5586281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2827.12238" calcext:value-type="float">
            <text:p>1442892827.12238</text:p>
          </table:table-cell>
          <table:table-cell office:value-type="float" office:value="1442892830.03392" calcext:value-type="float">
            <text:p>1442892830.03392</text:p>
          </table:table-cell>
          <table:table-cell office:value-type="float" office:value="8096" calcext:value-type="float">
            <text:p>8096</text:p>
          </table:table-cell>
          <table:table-cell table:formula="of:=[.C144]-[.C$2]" office:value-type="float" office:value="27.8145613670349" calcext:value-type="float">
            <text:p>27.814561367</text:p>
          </table:table-cell>
          <table:table-cell table:formula="of:=[.D144]/([.E144]-[.E143])" office:value-type="float" office:value="2731.70285242092" calcext:value-type="float">
            <text:p>2731.70285242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2827.2441" calcext:value-type="float">
            <text:p>1442892827.2441</text:p>
          </table:table-cell>
          <table:table-cell office:value-type="float" office:value="1442892830.06785" calcext:value-type="float">
            <text:p>1442892830.06785</text:p>
          </table:table-cell>
          <table:table-cell office:value-type="float" office:value="8096" calcext:value-type="float">
            <text:p>8096</text:p>
          </table:table-cell>
          <table:table-cell table:formula="of:=[.C145]-[.C$2]" office:value-type="float" office:value="27.84849858284" calcext:value-type="float">
            <text:p>27.8484985828</text:p>
          </table:table-cell>
          <table:table-cell table:formula="of:=[.D145]/([.E145]-[.E144])" office:value-type="float" office:value="238558.167131506" calcext:value-type="float">
            <text:p>238558.1671315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2827.24414" calcext:value-type="float">
            <text:p>1442892827.24414</text:p>
          </table:table-cell>
          <table:table-cell office:value-type="float" office:value="1442892830.10174" calcext:value-type="float">
            <text:p>1442892830.10174</text:p>
          </table:table-cell>
          <table:table-cell office:value-type="float" office:value="8096" calcext:value-type="float">
            <text:p>8096</text:p>
          </table:table-cell>
          <table:table-cell table:formula="of:=[.C146]-[.C$2]" office:value-type="float" office:value="27.8823862075806" calcext:value-type="float">
            <text:p>27.8823862076</text:p>
          </table:table-cell>
          <table:table-cell table:formula="of:=[.D146]/([.E146]-[.E145])" office:value-type="float" office:value="238907.272550744" calcext:value-type="float">
            <text:p>238907.2725507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2827.37856" calcext:value-type="float">
            <text:p>1442892827.37856</text:p>
          </table:table-cell>
          <table:table-cell office:value-type="float" office:value="1442892830.13565" calcext:value-type="float">
            <text:p>1442892830.13565</text:p>
          </table:table-cell>
          <table:table-cell office:value-type="float" office:value="8096" calcext:value-type="float">
            <text:p>8096</text:p>
          </table:table-cell>
          <table:table-cell table:formula="of:=[.C147]-[.C$2]" office:value-type="float" office:value="27.9162921905518" calcext:value-type="float">
            <text:p>27.9162921906</text:p>
          </table:table-cell>
          <table:table-cell table:formula="of:=[.D147]/([.E147]-[.E146])" office:value-type="float" office:value="238777.91736281" calcext:value-type="float">
            <text:p>238777.917362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2827.57973" calcext:value-type="float">
            <text:p>1442892827.57973</text:p>
          </table:table-cell>
          <table:table-cell office:value-type="float" office:value="1442892830.16955" calcext:value-type="float">
            <text:p>1442892830.16955</text:p>
          </table:table-cell>
          <table:table-cell office:value-type="float" office:value="8096" calcext:value-type="float">
            <text:p>8096</text:p>
          </table:table-cell>
          <table:table-cell table:formula="of:=[.C148]-[.C$2]" office:value-type="float" office:value="27.9501979351044" calcext:value-type="float">
            <text:p>27.9501979351</text:p>
          </table:table-cell>
          <table:table-cell table:formula="of:=[.D148]/([.E148]-[.E147])" office:value-type="float" office:value="238779.596402529" calcext:value-type="float">
            <text:p>238779.5964025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2840.22399" calcext:value-type="float">
            <text:p>1442892840.22399</text:p>
          </table:table-cell>
          <table:table-cell office:value-type="float" office:value="1442892840.22403" calcext:value-type="float">
            <text:p>1442892840.22403</text:p>
          </table:table-cell>
          <table:table-cell office:value-type="float" office:value="8096" calcext:value-type="float">
            <text:p>8096</text:p>
          </table:table-cell>
          <table:table-cell table:formula="of:=[.C149]-[.C$2]" office:value-type="float" office:value="38.0046715736389" calcext:value-type="float">
            <text:p>38.0046715736</text:p>
          </table:table-cell>
          <table:table-cell table:formula="of:=[.D149]/([.E149]-[.E148])" office:value-type="float" office:value="805.213707952991" calcext:value-type="float">
            <text:p>805.2137079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2840.42516" calcext:value-type="float">
            <text:p>1442892840.42516</text:p>
          </table:table-cell>
          <table:table-cell office:value-type="float" office:value="1442892840.42521" calcext:value-type="float">
            <text:p>1442892840.42521</text:p>
          </table:table-cell>
          <table:table-cell office:value-type="float" office:value="8096" calcext:value-type="float">
            <text:p>8096</text:p>
          </table:table-cell>
          <table:table-cell table:formula="of:=[.C150]-[.C$2]" office:value-type="float" office:value="38.2058556079864" calcext:value-type="float">
            <text:p>38.205855608</text:p>
          </table:table-cell>
          <table:table-cell table:formula="of:=[.D150]/([.E150]-[.E149])" office:value-type="float" office:value="40241.7618587696" calcext:value-type="float">
            <text:p>40241.76185876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2840.53146" calcext:value-type="float">
            <text:p>1442892840.53146</text:p>
          </table:table-cell>
          <table:table-cell office:value-type="float" office:value="1442892840.53152" calcext:value-type="float">
            <text:p>1442892840.53152</text:p>
          </table:table-cell>
          <table:table-cell office:value-type="float" office:value="8096" calcext:value-type="float">
            <text:p>8096</text:p>
          </table:table-cell>
          <table:table-cell table:formula="of:=[.C151]-[.C$2]" office:value-type="float" office:value="38.3121674060821" calcext:value-type="float">
            <text:p>38.3121674061</text:p>
          </table:table-cell>
          <table:table-cell table:formula="of:=[.D151]/([.E151]-[.E150])" office:value-type="float" office:value="76153.3540493021" calcext:value-type="float">
            <text:p>76153.3540493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2840.62615" calcext:value-type="float">
            <text:p>1442892840.62615</text:p>
          </table:table-cell>
          <table:table-cell office:value-type="float" office:value="1442892840.62618" calcext:value-type="float">
            <text:p>1442892840.62618</text:p>
          </table:table-cell>
          <table:table-cell office:value-type="float" office:value="8096" calcext:value-type="float">
            <text:p>8096</text:p>
          </table:table-cell>
          <table:table-cell table:formula="of:=[.C152]-[.C$2]" office:value-type="float" office:value="38.4068257808685" calcext:value-type="float">
            <text:p>38.4068257809</text:p>
          </table:table-cell>
          <table:table-cell table:formula="of:=[.D152]/([.E152]-[.E151])" office:value-type="float" office:value="85528.6182365891" calcext:value-type="float">
            <text:p>85528.61823658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2840.73528" calcext:value-type="float">
            <text:p>1442892840.73528</text:p>
          </table:table-cell>
          <table:table-cell office:value-type="float" office:value="1442892840.73532" calcext:value-type="float">
            <text:p>1442892840.73532</text:p>
          </table:table-cell>
          <table:table-cell office:value-type="float" office:value="8096" calcext:value-type="float">
            <text:p>8096</text:p>
          </table:table-cell>
          <table:table-cell table:formula="of:=[.C153]-[.C$2]" office:value-type="float" office:value="38.5159676074982" calcext:value-type="float">
            <text:p>38.5159676075</text:p>
          </table:table-cell>
          <table:table-cell table:formula="of:=[.D153]/([.E153]-[.E152])" office:value-type="float" office:value="74178.7108573226" calcext:value-type="float">
            <text:p>74178.71085732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2840.82728" calcext:value-type="float">
            <text:p>1442892840.82728</text:p>
          </table:table-cell>
          <table:table-cell office:value-type="float" office:value="1442892840.82736" calcext:value-type="float">
            <text:p>1442892840.82736</text:p>
          </table:table-cell>
          <table:table-cell office:value-type="float" office:value="8096" calcext:value-type="float">
            <text:p>8096</text:p>
          </table:table-cell>
          <table:table-cell table:formula="of:=[.C154]-[.C$2]" office:value-type="float" office:value="38.6080002784729" calcext:value-type="float">
            <text:p>38.6080002785</text:p>
          </table:table-cell>
          <table:table-cell table:formula="of:=[.D154]/([.E154]-[.E153])" office:value-type="float" office:value="87968.7605961457" calcext:value-type="float">
            <text:p>87968.76059614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2840.94047" calcext:value-type="float">
            <text:p>1442892840.94047</text:p>
          </table:table-cell>
          <table:table-cell office:value-type="float" office:value="1442892840.94052" calcext:value-type="float">
            <text:p>1442892840.94052</text:p>
          </table:table-cell>
          <table:table-cell office:value-type="float" office:value="8096" calcext:value-type="float">
            <text:p>8096</text:p>
          </table:table-cell>
          <table:table-cell table:formula="of:=[.C155]-[.C$2]" office:value-type="float" office:value="38.7211606502533" calcext:value-type="float">
            <text:p>38.7211606503</text:p>
          </table:table-cell>
          <table:table-cell table:formula="of:=[.D155]/([.E155]-[.E154])" office:value-type="float" office:value="71544.4803920536" calcext:value-type="float">
            <text:p>71544.48039205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2841.02856" calcext:value-type="float">
            <text:p>1442892841.02856</text:p>
          </table:table-cell>
          <table:table-cell office:value-type="float" office:value="1442892841.02861" calcext:value-type="float">
            <text:p>1442892841.02861</text:p>
          </table:table-cell>
          <table:table-cell office:value-type="float" office:value="8096" calcext:value-type="float">
            <text:p>8096</text:p>
          </table:table-cell>
          <table:table-cell table:formula="of:=[.C156]-[.C$2]" office:value-type="float" office:value="38.8092539310455" calcext:value-type="float">
            <text:p>38.809253931</text:p>
          </table:table-cell>
          <table:table-cell table:formula="of:=[.D156]/([.E156]-[.E155])" office:value-type="float" office:value="91902.5824352486" calcext:value-type="float">
            <text:p>91902.58243524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2841.14443" calcext:value-type="float">
            <text:p>1442892841.14443</text:p>
          </table:table-cell>
          <table:table-cell office:value-type="float" office:value="1442892841.14447" calcext:value-type="float">
            <text:p>1442892841.14447</text:p>
          </table:table-cell>
          <table:table-cell office:value-type="float" office:value="8096" calcext:value-type="float">
            <text:p>8096</text:p>
          </table:table-cell>
          <table:table-cell table:formula="of:=[.C157]-[.C$2]" office:value-type="float" office:value="38.9251179695129" calcext:value-type="float">
            <text:p>38.9251179695</text:p>
          </table:table-cell>
          <table:table-cell table:formula="of:=[.D157]/([.E157]-[.E156])" office:value-type="float" office:value="69875.0026935875" calcext:value-type="float">
            <text:p>69875.00269358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2841.22953" calcext:value-type="float">
            <text:p>1442892841.22953</text:p>
          </table:table-cell>
          <table:table-cell office:value-type="float" office:value="1442892841.22957" calcext:value-type="float">
            <text:p>1442892841.22957</text:p>
          </table:table-cell>
          <table:table-cell office:value-type="float" office:value="8096" calcext:value-type="float">
            <text:p>8096</text:p>
          </table:table-cell>
          <table:table-cell table:formula="of:=[.C158]-[.C$2]" office:value-type="float" office:value="39.0102121829987" calcext:value-type="float">
            <text:p>39.010212183</text:p>
          </table:table-cell>
          <table:table-cell table:formula="of:=[.D158]/([.E158]-[.E157])" office:value-type="float" office:value="95141.6044448056" calcext:value-type="float">
            <text:p>95141.60444480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2841.34056" calcext:value-type="float">
            <text:p>1442892841.34056</text:p>
          </table:table-cell>
          <table:table-cell office:value-type="float" office:value="1442892841.34062" calcext:value-type="float">
            <text:p>1442892841.34062</text:p>
          </table:table-cell>
          <table:table-cell office:value-type="float" office:value="8096" calcext:value-type="float">
            <text:p>8096</text:p>
          </table:table-cell>
          <table:table-cell table:formula="of:=[.C159]-[.C$2]" office:value-type="float" office:value="39.1212668418884" calcext:value-type="float">
            <text:p>39.1212668419</text:p>
          </table:table-cell>
          <table:table-cell table:formula="of:=[.D159]/([.E159]-[.E158])" office:value-type="float" office:value="72901.03883022" calcext:value-type="float">
            <text:p>72901.038830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2841.43031" calcext:value-type="float">
            <text:p>1442892841.43031</text:p>
          </table:table-cell>
          <table:table-cell office:value-type="float" office:value="1442892841.43034" calcext:value-type="float">
            <text:p>1442892841.43034</text:p>
          </table:table-cell>
          <table:table-cell office:value-type="float" office:value="8096" calcext:value-type="float">
            <text:p>8096</text:p>
          </table:table-cell>
          <table:table-cell table:formula="of:=[.C160]-[.C$2]" office:value-type="float" office:value="39.2109837532043" calcext:value-type="float">
            <text:p>39.2109837532</text:p>
          </table:table-cell>
          <table:table-cell table:formula="of:=[.D160]/([.E160]-[.E159])" office:value-type="float" office:value="90239.3972468775" calcext:value-type="float">
            <text:p>90239.39724687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2841.53346" calcext:value-type="float">
            <text:p>1442892841.53346</text:p>
          </table:table-cell>
          <table:table-cell office:value-type="float" office:value="1442892841.53352" calcext:value-type="float">
            <text:p>1442892841.53352</text:p>
          </table:table-cell>
          <table:table-cell office:value-type="float" office:value="8096" calcext:value-type="float">
            <text:p>8096</text:p>
          </table:table-cell>
          <table:table-cell table:formula="of:=[.C161]-[.C$2]" office:value-type="float" office:value="39.3141610622406" calcext:value-type="float">
            <text:p>39.3141610622</text:p>
          </table:table-cell>
          <table:table-cell table:formula="of:=[.D161]/([.E161]-[.E160])" office:value-type="float" office:value="78466.8652014872" calcext:value-type="float">
            <text:p>78466.86520148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2841.62998" calcext:value-type="float">
            <text:p>1442892841.62998</text:p>
          </table:table-cell>
          <table:table-cell office:value-type="float" office:value="1442892841.63002" calcext:value-type="float">
            <text:p>1442892841.63002</text:p>
          </table:table-cell>
          <table:table-cell office:value-type="float" office:value="8096" calcext:value-type="float">
            <text:p>8096</text:p>
          </table:table-cell>
          <table:table-cell table:formula="of:=[.C162]-[.C$2]" office:value-type="float" office:value="39.410667181015" calcext:value-type="float">
            <text:p>39.410667181</text:p>
          </table:table-cell>
          <table:table-cell table:formula="of:=[.D162]/([.E162]-[.E161])" office:value-type="float" office:value="83891.053777892" calcext:value-type="float">
            <text:p>83891.0537778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2841.67363" calcext:value-type="float">
            <text:p>1442892841.67363</text:p>
          </table:table-cell>
          <table:table-cell office:value-type="float" office:value="1442892841.67369" calcext:value-type="float">
            <text:p>1442892841.67369</text:p>
          </table:table-cell>
          <table:table-cell office:value-type="float" office:value="8096" calcext:value-type="float">
            <text:p>8096</text:p>
          </table:table-cell>
          <table:table-cell table:formula="of:=[.C163]-[.C$2]" office:value-type="float" office:value="39.4543311595917" calcext:value-type="float">
            <text:p>39.4543311596</text:p>
          </table:table-cell>
          <table:table-cell table:formula="of:=[.D163]/([.E163]-[.E162])" office:value-type="float" office:value="185415.994233919" calcext:value-type="float">
            <text:p>185415.9942339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2841.82338" calcext:value-type="float">
            <text:p>1442892841.82338</text:p>
          </table:table-cell>
          <table:table-cell office:value-type="float" office:value="1442892841.82342" calcext:value-type="float">
            <text:p>1442892841.82342</text:p>
          </table:table-cell>
          <table:table-cell office:value-type="float" office:value="8096" calcext:value-type="float">
            <text:p>8096</text:p>
          </table:table-cell>
          <table:table-cell table:formula="of:=[.C164]-[.C$2]" office:value-type="float" office:value="39.6040637493134" calcext:value-type="float">
            <text:p>39.6040637493</text:p>
          </table:table-cell>
          <table:table-cell table:formula="of:=[.D164]/([.E164]-[.E163])" office:value-type="float" office:value="54069.7253353375" calcext:value-type="float">
            <text:p>54069.72533533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2841.87471" calcext:value-type="float">
            <text:p>1442892841.87471</text:p>
          </table:table-cell>
          <table:table-cell office:value-type="float" office:value="1442892841.87477" calcext:value-type="float">
            <text:p>1442892841.87477</text:p>
          </table:table-cell>
          <table:table-cell office:value-type="float" office:value="8096" calcext:value-type="float">
            <text:p>8096</text:p>
          </table:table-cell>
          <table:table-cell table:formula="of:=[.C165]-[.C$2]" office:value-type="float" office:value="39.6554100513458" calcext:value-type="float">
            <text:p>39.6554100513</text:p>
          </table:table-cell>
          <table:table-cell table:formula="of:=[.D165]/([.E165]-[.E164])" office:value-type="float" office:value="157674.451314531" calcext:value-type="float">
            <text:p>157674.4513145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2842.01648" calcext:value-type="float">
            <text:p>1442892842.01648</text:p>
          </table:table-cell>
          <table:table-cell office:value-type="float" office:value="1442892842.01653" calcext:value-type="float">
            <text:p>1442892842.01653</text:p>
          </table:table-cell>
          <table:table-cell office:value-type="float" office:value="8096" calcext:value-type="float">
            <text:p>8096</text:p>
          </table:table-cell>
          <table:table-cell table:formula="of:=[.C166]-[.C$2]" office:value-type="float" office:value="39.797173500061" calcext:value-type="float">
            <text:p>39.7971735001</text:p>
          </table:table-cell>
          <table:table-cell table:formula="of:=[.D166]/([.E166]-[.E165])" office:value-type="float" office:value="57109.2201365963" calcext:value-type="float">
            <text:p>57109.22013659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2842.07574" calcext:value-type="float">
            <text:p>1442892842.07574</text:p>
          </table:table-cell>
          <table:table-cell office:value-type="float" office:value="1442892842.07578" calcext:value-type="float">
            <text:p>1442892842.07578</text:p>
          </table:table-cell>
          <table:table-cell office:value-type="float" office:value="8096" calcext:value-type="float">
            <text:p>8096</text:p>
          </table:table-cell>
          <table:table-cell table:formula="of:=[.C167]-[.C$2]" office:value-type="float" office:value="39.8564195632935" calcext:value-type="float">
            <text:p>39.8564195633</text:p>
          </table:table-cell>
          <table:table-cell table:formula="of:=[.D167]/([.E167]-[.E166])" office:value-type="float" office:value="136650.429721203" calcext:value-type="float">
            <text:p>136650.4297212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2842.20844" calcext:value-type="float">
            <text:p>1442892842.20844</text:p>
          </table:table-cell>
          <table:table-cell office:value-type="float" office:value="1442892842.20848" calcext:value-type="float">
            <text:p>1442892842.20848</text:p>
          </table:table-cell>
          <table:table-cell office:value-type="float" office:value="8096" calcext:value-type="float">
            <text:p>8096</text:p>
          </table:table-cell>
          <table:table-cell table:formula="of:=[.C168]-[.C$2]" office:value-type="float" office:value="39.9891271591187" calcext:value-type="float">
            <text:p>39.9891271591</text:p>
          </table:table-cell>
          <table:table-cell table:formula="of:=[.D168]/([.E168]-[.E167])" office:value-type="float" office:value="61006.3044971758" calcext:value-type="float">
            <text:p>61006.304497175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2842.27678" calcext:value-type="float">
            <text:p>1442892842.27678</text:p>
          </table:table-cell>
          <table:table-cell office:value-type="float" office:value="1442892842.27683" calcext:value-type="float">
            <text:p>1442892842.27683</text:p>
          </table:table-cell>
          <table:table-cell office:value-type="float" office:value="8096" calcext:value-type="float">
            <text:p>8096</text:p>
          </table:table-cell>
          <table:table-cell table:formula="of:=[.C169]-[.C$2]" office:value-type="float" office:value="40.0574700832367" calcext:value-type="float">
            <text:p>40.0574700832</text:p>
          </table:table-cell>
          <table:table-cell table:formula="of:=[.D169]/([.E169]-[.E168])" office:value-type="float" office:value="118461.422370757" calcext:value-type="float">
            <text:p>118461.42237075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2842.47784" calcext:value-type="float">
            <text:p>1442892842.47784</text:p>
          </table:table-cell>
          <table:table-cell office:value-type="float" office:value="1442892842.47789" calcext:value-type="float">
            <text:p>1442892842.47789</text:p>
          </table:table-cell>
          <table:table-cell office:value-type="float" office:value="8096" calcext:value-type="float">
            <text:p>8096</text:p>
          </table:table-cell>
          <table:table-cell table:formula="of:=[.C170]-[.C$2]" office:value-type="float" office:value="40.2585318088532" calcext:value-type="float">
            <text:p>40.2585318089</text:p>
          </table:table-cell>
          <table:table-cell table:formula="of:=[.D170]/([.E170]-[.E169])" office:value-type="float" office:value="40266.2414996075" calcext:value-type="float">
            <text:p>40266.2414996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39:00.154110013</dc:date>
    <meta:editing-duration>PT3M31S</meta:editing-duration>
    <meta:editing-cycles>2</meta:editing-cycles>
    <meta:generator>LibreOffice/4.4.2.2$Linux_X86_64 LibreOffice_project/40m0$Build-2</meta:generator>
    <meta:document-statistic meta:table-count="1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1.receiver_i.routed_msg_sub.network'.E1:'sink_1.receiver_i.routed_msg_sub.network'.F170" chart:data-source-has-labels="row" svg:x="0.32cm" svg:y="0.18cm" svg:width="11.793cm" svg:height="8.64cm">
          <chartooo:coordinate-region svg:x="1.682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F2:'sink_1.receiver_i.routed_msg_sub.network'.F170" chart:label-cell-address="'sink_1.receiver_i.routed_msg_sub.network'.F1:'sink_1.receiver_i.routed_msg_sub.network'.F1" chart:class="chart:scatter">
            <chart:domain table:cell-range-address="'sink_1.receiver_i.routed_msg_sub.network'.E2:'sink_1.receiver_i.routed_msg_sub.network'.E170"/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ata rate (bps)</text:p>
                <draw:g>
                  <svg:desc>'sink_1.receiver_i.routed_msg_sub.network'.F1:'sink_1.receiver_i.routed_msg_sub.network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170</svg:desc>
                </draw:g>
              </table:table-cell>
              <table:table-cell office:value-type="float" office:value="0">
                <text:p>0</text:p>
                <draw:g>
                  <svg:desc>'sink_1.receiver_i.routed_msg_sub.network'.F2:'sink_1.receiver_i.routed_msg_sub.network'.F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9386873245239">
                <text:p>0.159386873245239</text:p>
              </table:table-cell>
              <table:table-cell office:value-type="float" office:value="50794.6472326059">
                <text:p>50794.6472326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518846511841">
                <text:p>0.200518846511841</text:p>
              </table:table-cell>
              <table:table-cell office:value-type="float" office:value="196829.846881521">
                <text:p>196829.846881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8522214889526">
                <text:p>0.318522214889526</text:p>
              </table:table-cell>
              <table:table-cell office:value-type="float" office:value="68608.2110307874">
                <text:p>68608.2110307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8555040359497">
                <text:p>0.398555040359497</text:p>
              </table:table-cell>
              <table:table-cell office:value-type="float" office:value="101158.492811649">
                <text:p>101158.492811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4584083557129">
                <text:p>0.494584083557129</text:p>
              </table:table-cell>
              <table:table-cell office:value-type="float" office:value="84307.8274073614">
                <text:p>84307.8274073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7991981506348">
                <text:p>0.557991981506348</text:p>
              </table:table-cell>
              <table:table-cell office:value-type="float" office:value="127681.255203947">
                <text:p>127681.255203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3474769592285">
                <text:p>0.693474769592285</text:p>
              </table:table-cell>
              <table:table-cell office:value-type="float" office:value="59756.6680932537">
                <text:p>59756.6680932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7388553619385">
                <text:p>0.797388553619385</text:p>
              </table:table-cell>
              <table:table-cell office:value-type="float" office:value="77910.7418308302">
                <text:p>77910.7418308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2088451385498">
                <text:p>0.852088451385498</text:p>
              </table:table-cell>
              <table:table-cell office:value-type="float" office:value="148007.589239326">
                <text:p>148007.589239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442888259888">
                <text:p>0.998442888259888</text:p>
              </table:table-cell>
              <table:table-cell office:value-type="float" office:value="55317.7626377565">
                <text:p>55317.7626377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004280090332">
                <text:p>1.12004280090332</text:p>
              </table:table-cell>
              <table:table-cell office:value-type="float" office:value="66578.9951982934">
                <text:p>66578.9951982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697766304016">
                <text:p>1.14697766304016</text:p>
              </table:table-cell>
              <table:table-cell office:value-type="float" office:value="300576.997902154">
                <text:p>300576.997902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0167374610901">
                <text:p>1.20167374610901</text:p>
              </table:table-cell>
              <table:table-cell office:value-type="float" office:value="148017.911809321">
                <text:p>148017.911809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453492164612">
                <text:p>1.29453492164612</text:p>
              </table:table-cell>
              <table:table-cell office:value-type="float" office:value="87183.9060099413">
                <text:p>87183.9060099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4682908058167">
                <text:p>1.44682908058167</text:p>
              </table:table-cell>
              <table:table-cell office:value-type="float" office:value="53160.2791373394">
                <text:p>53160.2791373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376585006714">
                <text:p>1.47376585006714</text:p>
              </table:table-cell>
              <table:table-cell office:value-type="float" office:value="300555.714536072">
                <text:p>300555.714536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873349189758">
                <text:p>1.52873349189758</text:p>
              </table:table-cell>
              <table:table-cell office:value-type="float" office:value="147286.653209051">
                <text:p>147286.653209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4779829978943">
                <text:p>1.64779829978943</text:p>
              </table:table-cell>
              <table:table-cell office:value-type="float" office:value="67996.5822256575">
                <text:p>67996.5822256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363610267639">
                <text:p>1.77363610267639</text:p>
              </table:table-cell>
              <table:table-cell office:value-type="float" office:value="64336.7876286941">
                <text:p>64336.7876286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0051422119141">
                <text:p>1.80051422119141</text:p>
              </table:table-cell>
              <table:table-cell office:value-type="float" office:value="301211.559710826">
                <text:p>301211.559710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521578788757">
                <text:p>1.85521578788757</text:p>
              </table:table-cell>
              <table:table-cell office:value-type="float" office:value="148003.073567677">
                <text:p>148003.073567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7455453872681">
                <text:p>1.97455453872681</text:p>
              </table:table-cell>
              <table:table-cell office:value-type="float" office:value="67840.4955897895">
                <text:p>67840.4955897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8182277679443">
                <text:p>2.18182277679443</text:p>
              </table:table-cell>
              <table:table-cell office:value-type="float" office:value="39060.4951124178">
                <text:p>39060.4951124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0861601829529">
                <text:p>2.20861601829529</text:p>
              </table:table-cell>
              <table:table-cell office:value-type="float" office:value="302165.753245713">
                <text:p>302165.753245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3540306091309">
                <text:p>2.23540306091309</text:p>
              </table:table-cell>
              <table:table-cell office:value-type="float" office:value="302235.678477655">
                <text:p>302235.678477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8235783576965">
                <text:p>2.38235783576965</text:p>
              </table:table-cell>
              <table:table-cell office:value-type="float" office:value="55091.7791402284">
                <text:p>55091.7791402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0833368301392">
                <text:p>2.50833368301392</text:p>
              </table:table-cell>
              <table:table-cell office:value-type="float" office:value="64266.28736461">
                <text:p>64266.28736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3512048721313">
                <text:p>2.53512048721313</text:p>
              </table:table-cell>
              <table:table-cell office:value-type="float" office:value="302238.368555967">
                <text:p>302238.368555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2424898147583">
                <text:p>2.62424898147583</text:p>
              </table:table-cell>
              <table:table-cell office:value-type="float" office:value="90835.148366111">
                <text:p>90835.148366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339937210083">
                <text:p>2.75339937210083</text:p>
              </table:table-cell>
              <table:table-cell office:value-type="float" office:value="62686.6086956522">
                <text:p>62686.6086956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1717529296875">
                <text:p>2.91717529296875</text:p>
              </table:table-cell>
              <table:table-cell office:value-type="float" office:value="49433.396295962">
                <text:p>49433.396295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977490901947">
                <text:p>2.9977490901947</text:p>
              </table:table-cell>
              <table:table-cell office:value-type="float" office:value="100479.315593089">
                <text:p>100479.315593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2228951454163">
                <text:p>3.02228951454163</text:p>
              </table:table-cell>
              <table:table-cell office:value-type="float" office:value="329904.645720392">
                <text:p>329904.645720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5022668838501">
                <text:p>3.05022668838501</text:p>
              </table:table-cell>
              <table:table-cell office:value-type="float" office:value="289793.092364543">
                <text:p>289793.092364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5289449691772">
                <text:p>3.15289449691772</text:p>
              </table:table-cell>
              <table:table-cell office:value-type="float" office:value="78856.2658120849">
                <text:p>78856.2658120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3062133789062">
                <text:p>3.23062133789062</text:p>
              </table:table-cell>
              <table:table-cell office:value-type="float" office:value="104159.642906659">
                <text:p>104159.6429066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8598155975342">
                <text:p>3.38598155975342</text:p>
              </table:table-cell>
              <table:table-cell office:value-type="float" office:value="52111.1511230334">
                <text:p>52111.1511230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1053462028503">
                <text:p>3.41053462028503</text:p>
              </table:table-cell>
              <table:table-cell office:value-type="float" office:value="329734.860938213">
                <text:p>329734.8609382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6372890472412">
                <text:p>3.46372890472412</text:p>
              </table:table-cell>
              <table:table-cell office:value-type="float" office:value="152196.802445398">
                <text:p>152196.802445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1895942687988">
                <text:p>3.61895942687988</text:p>
              </table:table-cell>
              <table:table-cell office:value-type="float" office:value="52154.6915359616">
                <text:p>52154.6915359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4349222183228">
                <text:p>3.64349222183228</text:p>
              </table:table-cell>
              <table:table-cell office:value-type="float" office:value="330007.241967774">
                <text:p>330007.241967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9629120826721">
                <text:p>3.69629120826721</text:p>
              </table:table-cell>
              <table:table-cell office:value-type="float" office:value="153336.276823734">
                <text:p>153336.276823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1996774673462">
                <text:p>3.81996774673462</text:p>
              </table:table-cell>
              <table:table-cell office:value-type="float" office:value="65461.0817890376">
                <text:p>65461.0817890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426308631897">
                <text:p>3.8426308631897</text:p>
              </table:table-cell>
              <table:table-cell office:value-type="float" office:value="357232.42282444">
                <text:p>357232.42282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2818570137024">
                <text:p>3.92818570137024</text:p>
              </table:table-cell>
              <table:table-cell office:value-type="float" office:value="94629.3648865939">
                <text:p>94629.3648865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044469833374">
                <text:p>4.0044469833374</text:p>
              </table:table-cell>
              <table:table-cell office:value-type="float" office:value="106161.34152434">
                <text:p>106161.341524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0270574092865">
                <text:p>4.0270574092865</text:p>
              </table:table-cell>
              <table:table-cell office:value-type="float" office:value="358064.904138767">
                <text:p>358064.9041387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5330004692078">
                <text:p>4.15330004692078</text:p>
              </table:table-cell>
              <table:table-cell office:value-type="float" office:value="64130.4724910293">
                <text:p>64130.47249102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0514631271362">
                <text:p>4.20514631271362</text:p>
              </table:table-cell>
              <table:table-cell office:value-type="float" office:value="156153.965501543">
                <text:p>156153.9655015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0222964286804">
                <text:p>4.30222964286804</text:p>
              </table:table-cell>
              <table:table-cell office:value-type="float" office:value="83392.2774087236">
                <text:p>83392.2774087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32481002807617">
                <text:p>4.32481002807617</text:p>
              </table:table-cell>
              <table:table-cell office:value-type="float" office:value="358541.270460041">
                <text:p>358541.2704600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9313197135925">
                <text:p>4.39313197135925</text:p>
              </table:table-cell>
              <table:table-cell office:value-type="float" office:value="118497.800427829">
                <text:p>118497.800427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52546834945679">
                <text:p>4.52546834945679</text:p>
              </table:table-cell>
              <table:table-cell office:value-type="float" office:value="61177.4337214602">
                <text:p>61177.43372146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9382152557373">
                <text:p>4.59382152557373</text:p>
              </table:table-cell>
              <table:table-cell office:value-type="float" office:value="118443.654851514">
                <text:p>118443.6548515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7437362670898">
                <text:p>4.67437362670898</text:p>
              </table:table-cell>
              <table:table-cell office:value-type="float" office:value="100506.378926182">
                <text:p>100506.3789261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9705867767334">
                <text:p>4.69705867767334</text:p>
              </table:table-cell>
              <table:table-cell office:value-type="float" office:value="356887.009543028">
                <text:p>356887.0095430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9455542564392">
                <text:p>4.79455542564392</text:p>
              </table:table-cell>
              <table:table-cell office:value-type="float" office:value="83038.6671198809">
                <text:p>83038.66711988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81456708908081">
                <text:p>7.81456708908081</text:p>
              </table:table-cell>
              <table:table-cell office:value-type="float" office:value="2680.78434862283">
                <text:p>2680.784348622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8484787940979">
                <text:p>7.8484787940979</text:p>
              </table:table-cell>
              <table:table-cell office:value-type="float" office:value="238737.627492337">
                <text:p>238737.627492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88236737251282">
                <text:p>7.88236737251282</text:p>
              </table:table-cell>
              <table:table-cell office:value-type="float" office:value="238900.54934958">
                <text:p>238900.54934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91627097129822">
                <text:p>7.91627097129822</text:p>
              </table:table-cell>
              <table:table-cell office:value-type="float" office:value="238794.708822661">
                <text:p>238794.7088226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95017147064209">
                <text:p>7.95017147064209</text:p>
              </table:table-cell>
              <table:table-cell office:value-type="float" office:value="238816.541251433">
                <text:p>238816.541251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98406386375427">
                <text:p>7.98406386375427</text:p>
              </table:table-cell>
              <table:table-cell office:value-type="float" office:value="238873.660328515">
                <text:p>238873.660328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0685341358185">
                <text:p>18.0685341358185</text:p>
              </table:table-cell>
              <table:table-cell office:value-type="float" office:value="802.818569699925">
                <text:p>802.818569699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2695035934448">
                <text:p>18.2695035934448</text:p>
              </table:table-cell>
              <table:table-cell office:value-type="float" office:value="40284.7283145516">
                <text:p>40284.7283145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3734998703003">
                <text:p>18.3734998703003</text:p>
              </table:table-cell>
              <table:table-cell office:value-type="float" office:value="77848.9407967134">
                <text:p>77848.94079671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4705674648285">
                <text:p>18.4705674648285</text:p>
              </table:table-cell>
              <table:table-cell office:value-type="float" office:value="83405.7961295013">
                <text:p>83405.7961295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5783438682556">
                <text:p>18.5783438682556</text:p>
              </table:table-cell>
              <table:table-cell office:value-type="float" office:value="75118.4836620971">
                <text:p>75118.4836620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6715579032898">
                <text:p>18.6715579032898</text:p>
              </table:table-cell>
              <table:table-cell office:value-type="float" office:value="86853.8734218657">
                <text:p>86853.8734218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7831773757935">
                <text:p>18.7831773757935</text:p>
              </table:table-cell>
              <table:table-cell office:value-type="float" office:value="72532.1471102131">
                <text:p>72532.1471102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8726618289948">
                <text:p>18.8726618289948</text:p>
              </table:table-cell>
              <table:table-cell office:value-type="float" office:value="90473.8165163525">
                <text:p>90473.8165163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9871952533722">
                <text:p>18.9871952533722</text:p>
              </table:table-cell>
              <table:table-cell office:value-type="float" office:value="70686.7889789087">
                <text:p>70686.78897890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073676109314">
                <text:p>19.073676109314</text:p>
              </table:table-cell>
              <table:table-cell office:value-type="float" office:value="93616.0947048331">
                <text:p>93616.0947048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1803398132324">
                <text:p>19.1803398132324</text:p>
              </table:table-cell>
              <table:table-cell office:value-type="float" office:value="75902.1082390809">
                <text:p>75902.1082390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746243476868">
                <text:p>19.2746243476868</text:p>
              </table:table-cell>
              <table:table-cell office:value-type="float" office:value="85867.7411608818">
                <text:p>85867.7411608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3725507259369">
                <text:p>19.3725507259369</text:p>
              </table:table-cell>
              <table:table-cell office:value-type="float" office:value="82674.3533731159">
                <text:p>82674.3533731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4682083129883">
                <text:p>19.4682083129883</text:p>
              </table:table-cell>
              <table:table-cell office:value-type="float" office:value="84635.2103325632">
                <text:p>84635.21033256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269141197205">
                <text:p>19.5269141197205</text:p>
              </table:table-cell>
              <table:table-cell office:value-type="float" office:value="137907.993274581">
                <text:p>137907.993274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6616985797882">
                <text:p>19.6616985797882</text:p>
              </table:table-cell>
              <table:table-cell office:value-type="float" office:value="60066.2717046948">
                <text:p>60066.27170469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7279431819916">
                <text:p>19.7279431819916</text:p>
              </table:table-cell>
              <table:table-cell office:value-type="float" office:value="122213.731092316">
                <text:p>122213.731092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527593612671">
                <text:p>19.8527593612671</text:p>
              </table:table-cell>
              <table:table-cell office:value-type="float" office:value="64863.3858766764">
                <text:p>64863.38587667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291079044342">
                <text:p>19.9291079044342</text:p>
              </table:table-cell>
              <table:table-cell office:value-type="float" office:value="106040.006320477">
                <text:p>106040.006320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349507331848">
                <text:p>20.0349507331848</text:p>
              </table:table-cell>
              <table:table-cell office:value-type="float" office:value="76490.7750063635">
                <text:p>76490.7750063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4586353302">
                <text:p>20.114586353302</text:p>
              </table:table-cell>
              <table:table-cell office:value-type="float" office:value="101663.049626365">
                <text:p>101663.049626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43141412735">
                <text:p>20.243141412735</text:p>
              </table:table-cell>
              <table:table-cell office:value-type="float" office:value="62976.9068266076">
                <text:p>62976.9068266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2740213871002">
                <text:p>20.2740213871002</text:p>
              </table:table-cell>
              <table:table-cell office:value-type="float" office:value="262176.383446572">
                <text:p>262176.3834465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3539063930511">
                <text:p>20.3539063930511</text:p>
              </table:table-cell>
              <table:table-cell office:value-type="float" office:value="101345.676871743">
                <text:p>101345.676871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4812183380127">
                <text:p>20.4812183380127</text:p>
              </table:table-cell>
              <table:table-cell office:value-type="float" office:value="63591.8334485051">
                <text:p>63591.8334485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5107083320618">
                <text:p>20.5107083320618</text:p>
              </table:table-cell>
              <table:table-cell office:value-type="float" office:value="274533.795650416">
                <text:p>274533.7956504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5928025245667">
                <text:p>20.5928025245667</text:p>
              </table:table-cell>
              <table:table-cell office:value-type="float" office:value="98618.4254083316">
                <text:p>98618.42540833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7189180850983">
                <text:p>20.7189180850983</text:p>
              </table:table-cell>
              <table:table-cell office:value-type="float" office:value="64195.0919131061">
                <text:p>64195.09191310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8319079875946">
                <text:p>20.8319079875946</text:p>
              </table:table-cell>
              <table:table-cell office:value-type="float" office:value="71652.4204475918">
                <text:p>71652.42044759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8774349689484">
                <text:p>20.8774349689484</text:p>
              </table:table-cell>
              <table:table-cell office:value-type="float" office:value="177828.614137436">
                <text:p>177828.614137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9568333625793">
                <text:p>20.9568333625793</text:p>
              </table:table-cell>
              <table:table-cell office:value-type="float" office:value="101966.79844214">
                <text:p>101966.798442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1546421051025">
                <text:p>21.1546421051025</text:p>
              </table:table-cell>
              <table:table-cell office:value-type="float" office:value="40928.4235708173">
                <text:p>40928.42357081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1815505027771">
                <text:p>21.1815505027771</text:p>
              </table:table-cell>
              <table:table-cell office:value-type="float" office:value="300872.61597349">
                <text:p>300872.61597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2084610462189">
                <text:p>21.2084610462189</text:p>
              </table:table-cell>
              <table:table-cell office:value-type="float" office:value="300848.625280187">
                <text:p>300848.6252801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3558917045593">
                <text:p>21.3558917045593</text:p>
              </table:table-cell>
              <table:table-cell office:value-type="float" office:value="54913.9513526713">
                <text:p>54913.95135267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4439830780029">
                <text:p>21.4439830780029</text:p>
              </table:table-cell>
              <table:table-cell office:value-type="float" office:value="91904.5723039282">
                <text:p>91904.57230392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4709067344666">
                <text:p>21.4709067344666</text:p>
              </table:table-cell>
              <table:table-cell office:value-type="float" office:value="300702.09857783">
                <text:p>300702.098577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5254821777344">
                <text:p>21.5254821777344</text:p>
              </table:table-cell>
              <table:table-cell office:value-type="float" office:value="148345.107528855">
                <text:p>148345.107528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6451694965363">
                <text:p>21.6451694965363</text:p>
              </table:table-cell>
              <table:table-cell office:value-type="float" office:value="67642.9222497784">
                <text:p>67642.92224977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7697005271912">
                <text:p>21.7697005271912</text:p>
              </table:table-cell>
              <table:table-cell office:value-type="float" office:value="65011.9087381132">
                <text:p>65011.9087381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796582698822">
                <text:p>21.796582698822</text:p>
              </table:table-cell>
              <table:table-cell office:value-type="float" office:value="301166.145026252">
                <text:p>301166.1450262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88907289505">
                <text:p>21.88907289505</text:p>
              </table:table-cell>
              <table:table-cell office:value-type="float" office:value="87533.6017240135">
                <text:p>87533.60172401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9912300109863">
                <text:p>21.9912300109863</text:p>
              </table:table-cell>
              <table:table-cell office:value-type="float" office:value="79250.4753662965">
                <text:p>79250.47536629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1337535381317">
                <text:p>22.1337535381317</text:p>
              </table:table-cell>
              <table:table-cell office:value-type="float" office:value="56804.656481322">
                <text:p>56804.6564813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1605472564697">
                <text:p>22.1605472564697</text:p>
              </table:table-cell>
              <table:table-cell office:value-type="float" office:value="302160.375721875">
                <text:p>302160.375721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3348495960236">
                <text:p>22.3348495960236</text:p>
              </table:table-cell>
              <table:table-cell office:value-type="float" office:value="46448.0282979768">
                <text:p>46448.02829797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4602088928223">
                <text:p>22.4602088928223</text:p>
              </table:table-cell>
              <table:table-cell office:value-type="float" office:value="64582.3661008568">
                <text:p>64582.36610085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5415639877319">
                <text:p>22.5415639877319</text:p>
              </table:table-cell>
              <table:table-cell office:value-type="float" office:value="99514.3575087625">
                <text:p>99514.3575087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5683505535126">
                <text:p>22.5683505535126</text:p>
              </table:table-cell>
              <table:table-cell office:value-type="float" office:value="302241.058682166">
                <text:p>302241.058682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704519033432">
                <text:p>22.704519033432</text:p>
              </table:table-cell>
              <table:table-cell office:value-type="float" office:value="59455.7566096804">
                <text:p>59455.7566096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7491438388824">
                <text:p>22.7491438388824</text:p>
              </table:table-cell>
              <table:table-cell office:value-type="float" office:value="181423.7601325">
                <text:p>181423.7601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489657878876">
                <text:p>22.9489657878876</text:p>
              </table:table-cell>
              <table:table-cell office:value-type="float" office:value="40516.0696325321">
                <text:p>40516.0696325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9735224246979">
                <text:p>22.9735224246979</text:p>
              </table:table-cell>
              <table:table-cell office:value-type="float" office:value="329686.840365832">
                <text:p>329686.840365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9980599880218">
                <text:p>22.9980599880218</text:p>
              </table:table-cell>
              <table:table-cell office:value-type="float" office:value="329943.111836608">
                <text:p>329943.1118366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1056563854218">
                <text:p>23.1056563854218</text:p>
              </table:table-cell>
              <table:table-cell office:value-type="float" office:value="75244.1549684018">
                <text:p>75244.1549684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1830959320068">
                <text:p>23.1830959320068</text:p>
              </table:table-cell>
              <table:table-cell office:value-type="float" office:value="104546.066667693">
                <text:p>104546.066667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376634120941">
                <text:p>23.3376634120941</text:p>
              </table:table-cell>
              <table:table-cell office:value-type="float" office:value="52378.4174745451">
                <text:p>52378.41747454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3621816635132">
                <text:p>23.3621816635132</text:p>
              </table:table-cell>
              <table:table-cell office:value-type="float" office:value="330202.99293056">
                <text:p>330202.992930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4148936271667">
                <text:p>23.4148936271667</text:p>
              </table:table-cell>
              <table:table-cell office:value-type="float" office:value="153589.421430187">
                <text:p>153589.421430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5696499347687">
                <text:p>23.5696499347687</text:p>
              </table:table-cell>
              <table:table-cell office:value-type="float" office:value="52314.5074049253">
                <text:p>52314.5074049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5941944122314">
                <text:p>23.5941944122314</text:p>
              </table:table-cell>
              <table:table-cell office:value-type="float" office:value="329850.16740653">
                <text:p>329850.16740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6469752788544">
                <text:p>23.6469752788544</text:p>
              </table:table-cell>
              <table:table-cell office:value-type="float" office:value="153388.917575741">
                <text:p>153388.9175757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7707560062408">
                <text:p>23.7707560062408</text:p>
              </table:table-cell>
              <table:table-cell office:value-type="float" office:value="65405.9817787486">
                <text:p>65405.98177874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942214012146">
                <text:p>23.7942214012146</text:p>
              </table:table-cell>
              <table:table-cell office:value-type="float" office:value="345018.697066683">
                <text:p>345018.6970666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789496421814">
                <text:p>23.8789496421814</text:p>
              </table:table-cell>
              <table:table-cell office:value-type="float" office:value="95552.556120841">
                <text:p>95552.5561208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9564981460571">
                <text:p>23.9564981460571</text:p>
              </table:table-cell>
              <table:table-cell office:value-type="float" office:value="104399.177229434">
                <text:p>104399.177229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9791476726532">
                <text:p>23.9791476726532</text:p>
              </table:table-cell>
              <table:table-cell office:value-type="float" office:value="357446.764534364">
                <text:p>357446.7645343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106214761734">
                <text:p>24.106214761734</text:p>
              </table:table-cell>
              <table:table-cell office:value-type="float" office:value="63714.3737104988">
                <text:p>63714.37371049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1573092937469">
                <text:p>24.1573092937469</text:p>
              </table:table-cell>
              <table:table-cell office:value-type="float" office:value="158451.397459707">
                <text:p>158451.3974597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2551352977753">
                <text:p>24.2551352977753</text:p>
              </table:table-cell>
              <table:table-cell office:value-type="float" office:value="82759.1812669383">
                <text:p>82759.18126693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2777869701385">
                <text:p>24.2777869701385</text:p>
              </table:table-cell>
              <table:table-cell office:value-type="float" office:value="357412.904008084">
                <text:p>357412.904008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3457877635956">
                <text:p>24.3457877635956</text:p>
              </table:table-cell>
              <table:table-cell office:value-type="float" office:value="119057.434309436">
                <text:p>119057.434309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4787721633911">
                <text:p>24.4787721633911</text:p>
              </table:table-cell>
              <table:table-cell office:value-type="float" office:value="60879.3212771412">
                <text:p>60879.32127714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5468218326569">
                <text:p>24.5468218326569</text:p>
              </table:table-cell>
              <table:table-cell office:value-type="float" office:value="118971.922822778">
                <text:p>118971.9228227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6274154186249">
                <text:p>24.6274154186249</text:p>
              </table:table-cell>
              <table:table-cell office:value-type="float" office:value="100454.644160055">
                <text:p>100454.644160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6500427722931">
                <text:p>24.6500427722931</text:p>
              </table:table-cell>
              <table:table-cell office:value-type="float" office:value="357797.032684973">
                <text:p>357797.032684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7019956111908">
                <text:p>24.7019956111908</text:p>
              </table:table-cell>
              <table:table-cell office:value-type="float" office:value="155833.640120052">
                <text:p>155833.6401200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8508422374725">
                <text:p>24.8508422374725</text:p>
              </table:table-cell>
              <table:table-cell office:value-type="float" office:value="54391.558628113">
                <text:p>54391.5586281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.8145613670349">
                <text:p>27.8145613670349</text:p>
              </table:table-cell>
              <table:table-cell office:value-type="float" office:value="2731.70285242092">
                <text:p>2731.702852420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.84849858284">
                <text:p>27.84849858284</text:p>
              </table:table-cell>
              <table:table-cell office:value-type="float" office:value="238558.167131506">
                <text:p>238558.1671315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8823862075806">
                <text:p>27.8823862075806</text:p>
              </table:table-cell>
              <table:table-cell office:value-type="float" office:value="238907.272550744">
                <text:p>238907.2725507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.9162921905518">
                <text:p>27.9162921905518</text:p>
              </table:table-cell>
              <table:table-cell office:value-type="float" office:value="238777.91736281">
                <text:p>238777.917362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.9501979351044">
                <text:p>27.9501979351044</text:p>
              </table:table-cell>
              <table:table-cell office:value-type="float" office:value="238779.596402529">
                <text:p>238779.5964025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0046715736389">
                <text:p>38.0046715736389</text:p>
              </table:table-cell>
              <table:table-cell office:value-type="float" office:value="805.213707952991">
                <text:p>805.213707952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2058556079864">
                <text:p>38.2058556079864</text:p>
              </table:table-cell>
              <table:table-cell office:value-type="float" office:value="40241.7618587696">
                <text:p>40241.76185876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3121674060821">
                <text:p>38.3121674060821</text:p>
              </table:table-cell>
              <table:table-cell office:value-type="float" office:value="76153.3540493021">
                <text:p>76153.35404930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4068257808685">
                <text:p>38.4068257808685</text:p>
              </table:table-cell>
              <table:table-cell office:value-type="float" office:value="85528.6182365891">
                <text:p>85528.61823658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5159676074982">
                <text:p>38.5159676074982</text:p>
              </table:table-cell>
              <table:table-cell office:value-type="float" office:value="74178.7108573226">
                <text:p>74178.7108573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6080002784729">
                <text:p>38.6080002784729</text:p>
              </table:table-cell>
              <table:table-cell office:value-type="float" office:value="87968.7605961457">
                <text:p>87968.76059614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211606502533">
                <text:p>38.7211606502533</text:p>
              </table:table-cell>
              <table:table-cell office:value-type="float" office:value="71544.4803920536">
                <text:p>71544.48039205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8092539310455">
                <text:p>38.8092539310455</text:p>
              </table:table-cell>
              <table:table-cell office:value-type="float" office:value="91902.5824352486">
                <text:p>91902.58243524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.9251179695129">
                <text:p>38.9251179695129</text:p>
              </table:table-cell>
              <table:table-cell office:value-type="float" office:value="69875.0026935875">
                <text:p>69875.0026935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0102121829987">
                <text:p>39.0102121829987</text:p>
              </table:table-cell>
              <table:table-cell office:value-type="float" office:value="95141.6044448056">
                <text:p>95141.60444480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1212668418884">
                <text:p>39.1212668418884</text:p>
              </table:table-cell>
              <table:table-cell office:value-type="float" office:value="72901.03883022">
                <text:p>72901.038830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2109837532043">
                <text:p>39.2109837532043</text:p>
              </table:table-cell>
              <table:table-cell office:value-type="float" office:value="90239.3972468775">
                <text:p>90239.39724687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3141610622406">
                <text:p>39.3141610622406</text:p>
              </table:table-cell>
              <table:table-cell office:value-type="float" office:value="78466.8652014872">
                <text:p>78466.8652014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410667181015">
                <text:p>39.410667181015</text:p>
              </table:table-cell>
              <table:table-cell office:value-type="float" office:value="83891.053777892">
                <text:p>83891.0537778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4543311595917">
                <text:p>39.4543311595917</text:p>
              </table:table-cell>
              <table:table-cell office:value-type="float" office:value="185415.994233919">
                <text:p>185415.9942339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6040637493134">
                <text:p>39.6040637493134</text:p>
              </table:table-cell>
              <table:table-cell office:value-type="float" office:value="54069.7253353375">
                <text:p>54069.7253353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6554100513458">
                <text:p>39.6554100513458</text:p>
              </table:table-cell>
              <table:table-cell office:value-type="float" office:value="157674.451314531">
                <text:p>157674.4513145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797173500061">
                <text:p>39.797173500061</text:p>
              </table:table-cell>
              <table:table-cell office:value-type="float" office:value="57109.2201365963">
                <text:p>57109.2201365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8564195632935">
                <text:p>39.8564195632935</text:p>
              </table:table-cell>
              <table:table-cell office:value-type="float" office:value="136650.429721203">
                <text:p>136650.4297212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9891271591187">
                <text:p>39.9891271591187</text:p>
              </table:table-cell>
              <table:table-cell office:value-type="float" office:value="61006.3044971758">
                <text:p>61006.3044971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0574700832367">
                <text:p>40.0574700832367</text:p>
              </table:table-cell>
              <table:table-cell office:value-type="float" office:value="118461.422370757">
                <text:p>118461.4223707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585318088532">
                <text:p>40.2585318088532</text:p>
              </table:table-cell>
              <table:table-cell office:value-type="float" office:value="40266.2414996075">
                <text:p>40266.2414996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